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A7000000FD6E488814FAD429E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cm" svg:stroke-color="#666666" draw:marker-start-width="0.35cm" draw:marker-end-width="0.35cm" draw:fill="solid" draw:fill-color="#cccccc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solid" svg:stroke-color="#666666" draw:fill="solid" draw:fill-color="#dddddd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solid" svg:stroke-color="#666666" draw:fill="solid" draw:fill-color="#dddddd" draw:textarea-horizontal-align="justify" draw:textarea-vertical-align="middle" draw:auto-grow-height="false"/>
    </style:style>
    <style:style style:name="gr6" style:family="graphic" style:parent-style-name="standard">
      <style:graphic-properties svg:stroke-width="0.2cm" svg:stroke-color="#000000" draw:marker-start-width="0.5cm" draw:marker-end-width="0.5cm" draw:fill="solid" draw:fill-color="#cccccc" draw:textarea-horizontal-align="justify" draw:textarea-vertical-align="middle" draw:auto-grow-height="false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width="0.2cm" draw:marker-start-width="0.5cm" draw:marker-end-width="0.5cm" draw:fill="none" draw:textarea-horizontal-align="justify" draw:textarea-vertical-align="middle" draw:auto-grow-height="false"/>
    </style:style>
    <style:style style:name="gr8" style:family="graphic" style:parent-style-name="objectwithoutfill">
      <style:graphic-properties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9" style:family="graphic" style:parent-style-name="standard">
      <style:graphic-properties draw:stroke="none" svg:stroke-width="0.2cm" svg:stroke-color="#000000" draw:marker-start-width="0.5cm" draw:marker-end-width="0.5cm" draw:fill="solid" draw:fill-color="#cccccc" draw:textarea-horizontal-align="justify" draw:textarea-vertical-align="middle" draw:auto-grow-height="false" fo:padding-top="0.225cm" fo:padding-bottom="0.225cm" fo:padding-left="0.35cm" fo:padding-right="0.35cm"/>
    </style:style>
    <style:style style:name="gr10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draw:textarea-horizontal-align="justify" draw:textarea-vertical-align="middle" draw:auto-grow-height="false" fo:min-height="0.75cm" fo:min-width="0.5cm"/>
    </style:style>
    <style:style style:name="gr13" style:family="graphic" style:parent-style-name="standard">
      <style:graphic-properties svg:stroke-width="0.15cm" svg:stroke-color="#000000" draw:marker-start-width="0.425cm" draw:marker-end-width="0.425cm" draw:fill="solid" draw:fill-color="#cccccc" draw:textarea-horizontal-align="justify" draw:textarea-vertical-align="middle" draw:auto-grow-height="false" fo:padding-top="0.2cm" fo:padding-bottom="0.2cm" fo:padding-left="0.325cm" fo:padding-right="0.32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1cm" fo:min-width="8.98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1cm" fo:min-width="7.69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1cm" fo:min-width="6.41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1cm" fo:min-width="6.84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1cm" fo:min-width="2.995cm"/>
    </style:style>
    <style:style style:name="gr19" style:family="graphic" style:parent-style-name="standard">
      <style:graphic-properties svg:stroke-width="0.15cm" svg:stroke-color="#000000" draw:marker-start-width="0.425cm" draw:marker-end-width="0.425cm" draw:fill="solid" draw:fill-color="#cccccc" draw:textarea-horizontal-align="justify" draw:textarea-vertical-align="middle" draw:auto-grow-height="false" fo:min-height="8.1cm" fo:min-width="11.35cm" fo:padding-top="0.2cm" fo:padding-bottom="0.2cm" fo:padding-left="0.325cm" fo:padding-right="0.325cm"/>
    </style:style>
    <style:style style:name="gr20" style:family="graphic" style:parent-style-name="standard">
      <style:graphic-properties draw:stroke="none" svg:stroke-width="0.2cm" svg:stroke-color="#000000" draw:marker-start-width="0.5cm" draw:marker-end-width="0.5cm" draw:fill="solid" draw:fill-color="#cccccc" draw:textarea-horizontal-align="justify" draw:textarea-vertical-align="middle" draw:auto-grow-height="false" fo:min-height="0.55cm" fo:min-width="3.3cm" fo:padding-top="0.225cm" fo:padding-bottom="0.225cm" fo:padding-left="0.35cm" fo:padding-right="0.35cm"/>
    </style:style>
    <style:style style:name="gr21" style:family="graphic" style:parent-style-name="standard">
      <style:graphic-properties svg:stroke-width="0.15cm" svg:stroke-color="#000000" draw:marker-start-width="0.425cm" draw:marker-end-width="0.425cm" draw:fill="solid" draw:fill-color="#cccccc" draw:textarea-horizontal-align="justify" draw:textarea-vertical-align="middle" draw:auto-grow-height="false" fo:min-height="4.1cm" fo:min-width="9.35cm" fo:padding-top="0.2cm" fo:padding-bottom="0.2cm" fo:padding-left="0.325cm" fo:padding-right="0.325cm"/>
    </style:style>
    <style:style style:name="gr22" style:family="graphic" style:parent-style-name="standard">
      <style:graphic-properties svg:stroke-width="0.15cm" svg:stroke-color="#000000" draw:marker-start-width="0.425cm" draw:marker-end-width="0.425cm" draw:fill="solid" draw:fill-color="#cccccc" draw:textarea-horizontal-align="justify" draw:textarea-vertical-align="middle" draw:auto-grow-height="false" fo:min-height="1.562cm" fo:min-width="7.85cm" fo:padding-top="0.2cm" fo:padding-bottom="0.2cm" fo:padding-left="0.325cm" fo:padding-right="0.325cm"/>
    </style:style>
    <style:style style:name="gr23" style:family="graphic" style:parent-style-name="standard">
      <style:graphic-properties draw:stroke="none" svg:stroke-width="0.2cm" svg:stroke-color="#000000" draw:marker-start-width="0.5cm" draw:marker-end-width="0.5cm" draw:fill="solid" draw:fill-color="#cccccc" draw:textarea-horizontal-align="justify" draw:textarea-vertical-align="middle" draw:auto-grow-height="false" fo:min-height="0.55cm" fo:min-width="3.8cm" fo:padding-top="0.225cm" fo:padding-bottom="0.225cm" fo:padding-left="0.35cm" fo:padding-right="0.3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1cm" fo:min-width="5.698cm"/>
    </style:style>
    <style:style style:name="gr25" style:family="graphic" style:parent-style-name="standard">
      <style:graphic-properties draw:stroke="none" draw:fill="gradient" draw:fill-gradient-name="asdf" draw:textarea-vertical-align="middle"/>
    </style:style>
    <style:style style:name="gr26" style:family="graphic" style:parent-style-name="standard">
      <style:graphic-properties draw:stroke="none" draw:fill="none" fo:min-height="7.889cm"/>
    </style:style>
    <style:style style:name="gr27" style:family="graphic" style:parent-style-name="standard">
      <style:graphic-properties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false" fo:min-height="0.75cm" fo:min-width="0cm"/>
    </style:style>
    <style:style style:name="P1" style:family="paragraph">
      <loext:graphic-properties draw:fill="solid" draw:fill-color="#cccccc"/>
      <style:paragraph-properties fo:text-align="center"/>
      <style:text-properties fo:font-size="26pt" fo:font-weight="bold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26pt" fo:font-weight="bold" style:font-size-asian="26pt" style:font-size-complex="26pt"/>
    </style:style>
    <style:style style:name="P4" style:family="paragraph">
      <loext:graphic-properties draw:fill="solid" draw:fill-color="#dddddd"/>
      <style:paragraph-properties fo:text-align="center"/>
      <style:text-properties style:font-name="DejaVu Sans Mono1" fo:font-size="40pt" style:font-size-asian="40pt" style:font-size-complex="4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size="20pt" fo:font-weight="bold" style:font-size-asian="20pt" style:font-size-complex="20pt"/>
    </style:style>
    <style:style style:name="P7" style:family="paragraph">
      <loext:graphic-properties draw:fill="none"/>
      <style:paragraph-properties fo:text-align="center"/>
      <style:text-properties fo:font-size="18pt" fo:font-weight="bold" style:font-size-asian="18pt" style:font-size-complex="18pt"/>
    </style:style>
    <style:style style:name="P8" style:family="paragraph">
      <loext:graphic-properties draw:fill="solid" draw:fill-color="#cccccc"/>
      <style:paragraph-properties fo:text-align="center"/>
      <style:text-properties style:font-name="DejaVu Sans Mono1"/>
    </style:style>
    <style:style style:name="P9" style:family="paragraph">
      <loext:graphic-properties draw:fill="none"/>
      <style:paragraph-properties fo:text-align="center"/>
      <style:text-properties style:font-name="DejaVu Sans Mono1" fo:font-size="32pt" fo:font-weight="bold" style:font-size-asian="32pt" style:font-weight-asian="bold" style:font-size-complex="32pt" style:font-weight-complex="bold"/>
    </style:style>
    <style:style style:name="P10" style:family="paragraph">
      <loext:graphic-properties draw:fill="none"/>
      <style:paragraph-properties fo:text-align="center"/>
      <style:text-properties style:font-name="DejaVu Sans Mono1"/>
    </style:style>
    <style:style style:name="P11" style:family="paragraph">
      <loext:graphic-properties draw:fill="none"/>
      <style:paragraph-properties fo:text-align="center"/>
      <style:text-properties fo:color="#000000" style:font-name="DejaVu Sans Mono1" fo:font-size="32pt" fo:font-weight="bold" style:font-size-asian="32pt" style:font-weight-asian="bold" style:font-size-complex="32pt" style:font-weight-complex="bold"/>
    </style:style>
    <style:style style:name="P12" style:family="paragraph">
      <style:paragraph-properties fo:text-align="start"/>
    </style:style>
    <style:style style:name="P13" style:family="paragraph">
      <loext:graphic-properties draw:fill="solid" draw:fill-color="#cccccc"/>
      <style:paragraph-properties fo:text-align="center"/>
      <style:text-properties style:font-name="DejaVu Sans Mono1" fo:font-size="32pt" fo:font-weight="bold" style:font-size-asian="32pt" style:font-weight-asian="bold" style:font-size-complex="32pt" style:font-weight-complex="bold"/>
    </style:style>
    <style:style style:name="P14" style:family="paragraph">
      <loext:graphic-properties draw:fill="solid" draw:fill-color="#cccccc"/>
      <style:paragraph-properties fo:text-align="center"/>
      <style:text-properties style:font-name="DejaVu Sans Mono1" fo:font-size="20pt" fo:font-weight="bold" style:font-size-asian="20pt" style:font-weight-asian="bold" style:font-size-complex="20pt" style:font-weight-complex="bold"/>
    </style:style>
    <style:style style:name="P15" style:family="paragraph">
      <loext:graphic-properties draw:fill="none" draw:fill-color="#ffffff"/>
      <style:text-properties style:font-name="DejaVu Sans Mono1" fo:font-size="20pt" fo:font-weight="bold" style:font-size-asian="20pt" style:font-size-complex="20pt"/>
    </style:style>
    <style:style style:name="P16" style:family="paragraph">
      <loext:graphic-properties draw:fill="gradient" draw:fill-gradient-name="asdf"/>
      <style:paragraph-properties fo:text-align="center"/>
    </style:style>
    <style:style style:name="P17" style:family="paragraph">
      <loext:graphic-properties draw:fill="none"/>
      <style:text-properties style:font-name="DejaVu Sans Mono1" fo:font-size="24pt" fo:font-weight="bold" style:font-size-asian="24pt" style:font-weight-asian="bold" style:font-size-complex="24pt" style:font-weight-complex="bold"/>
    </style:style>
    <style:style style:name="P18" style:family="paragraph">
      <style:paragraph-properties fo:line-height="100%" fo:text-align="end"/>
    </style:style>
    <style:style style:name="P19" style:family="paragraph">
      <loext:graphic-properties draw:fill="none" draw:fill-color="#ffffff"/>
      <style:paragraph-properties fo:line-height="100%" fo:text-align="end"/>
      <style:text-properties fo:color="#0000ff" fo:font-weight="bold"/>
    </style:style>
    <style:style style:name="P20" style:family="paragraph">
      <loext:graphic-properties draw:fill="none" draw:fill-color="#ffffff"/>
      <style:paragraph-properties fo:line-height="100%" fo:text-align="end"/>
      <style:text-properties fo:color="#ff3333" fo:font-weight="bold"/>
    </style:style>
    <style:style style:name="T1" style:family="text">
      <style:text-properties fo:font-size="26pt" fo:font-weight="bold" style:font-size-asian="26pt" style:font-size-complex="26pt"/>
    </style:style>
    <style:style style:name="T2" style:family="text">
      <style:text-properties style:font-name="DejaVu Sans Mono1" fo:font-size="40pt" style:font-size-asian="40pt" style:font-size-complex="40pt"/>
    </style:style>
    <style:style style:name="T3" style:family="text">
      <style:text-properties fo:font-size="20pt" fo:font-weight="bold" style:font-size-asian="20pt" style:font-size-complex="20pt"/>
    </style:style>
    <style:style style:name="T4" style:family="text">
      <style:text-properties fo:font-size="18pt" fo:font-weight="bold" style:font-size-asian="18pt" style:font-size-complex="18pt"/>
    </style:style>
    <style:style style:name="T5" style:family="text">
      <style:text-properties style:font-name="DejaVu Sans Mono1" fo:font-size="32pt" fo:font-weight="bold" style:font-size-asian="32pt" style:font-weight-asian="bold" style:font-size-complex="32pt" style:font-weight-complex="bold"/>
    </style:style>
    <style:style style:name="T6" style:family="text">
      <style:text-properties fo:color="#000000" style:font-name="DejaVu Sans Mono1" fo:font-size="32pt" fo:font-weight="bold" style:font-size-asian="32pt" style:font-weight-asian="bold" style:font-size-complex="32pt" style:font-weight-complex="bold"/>
    </style:style>
    <style:style style:name="T7" style:family="text">
      <style:text-properties style:font-name="DejaVu Sans Mono1" fo:font-size="20pt" fo:font-weight="bold" style:font-size-asian="20pt" style:font-weight-asian="bold" style:font-size-complex="20pt" style:font-weight-complex="bold"/>
    </style:style>
    <style:style style:name="T8" style:family="text">
      <style:text-properties style:font-name="DejaVu Sans Mono1" fo:font-size="20pt" fo:font-weight="bold" style:font-size-asian="20pt" style:font-size-complex="20pt"/>
    </style:style>
    <style:style style:name="T9" style:family="text">
      <style:text-properties style:font-name="DejaVu Sans Mono1" fo:font-size="24pt" fo:font-weight="bold" style:font-size-asian="24pt" style:font-weight-asian="bold" style:font-size-complex="24pt" style:font-weight-complex="bold"/>
    </style:style>
    <style:style style:name="T10" style:family="text">
      <style:text-properties fo:color="#0000ff" fo:font-weight="bold"/>
    </style:style>
    <style:style style:name="T11" style:family="text">
      <style:text-properties fo:color="#ff3333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Oletus">
        <draw:custom-shape draw:style-name="gr1" draw:text-style-name="P1" draw:layer="layout" svg:width="3cm" svg:height="3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5cm" svg:height="1.5cm" svg:x="1cm" svg:y="1cm">
          <text:p text:style-name="P2"><text:span text:style-name="T1">/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5cm" svg:height="1.5cm" svg:x="1cm" svg:y="2.5cm">
          <text:p text:style-name="P2"><text:span text:style-name="T1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5cm" svg:height="1.5cm" svg:x="2.5cm" svg:y="2.5cm">
          <text:p text:style-name="P2"><text:span text:style-name="T1">{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Oletus">
        <draw:custom-shape draw:style-name="gr3" draw:text-style-name="P4" draw:layer="layout" svg:width="1cm" svg:height="1.5cm" svg:x="4cm" svg:y="4.5cm">
          <text:p text:style-name="P2"><text:span text:style-name="T2">H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.5cm" svg:x="5cm" svg:y="4.5cm">
          <text:p text:style-name="P2"><text:span text:style-name="T2">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.5cm" svg:x="6cm" svg:y="4.5cm">
          <text:p text:style-name="P2"><text:span text:style-name="T2">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.5cm" svg:x="7cm" svg:y="4.5cm">
          <text:p text:style-name="P2"><text:span text:style-name="T2">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.5cm" svg:x="8cm" svg:y="4.5cm">
          <text:p text:style-name="P2"><text:span text:style-name="T2">o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.5cm" svg:x="10cm" svg:y="4.5cm">
          <text:p text:style-name="P2"><text:span text:style-name="T2">W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.5cm" svg:x="11cm" svg:y="4.5cm">
          <text:p text:style-name="P2"><text:span text:style-name="T2">o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.5cm" svg:x="12cm" svg:y="4.5cm">
          <text:p text:style-name="P2"><text:span text:style-name="T2">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.5cm" svg:x="13cm" svg:y="4.5cm">
          <text:p text:style-name="P2"><text:span text:style-name="T2">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.5cm" svg:x="14cm" svg:y="4.5cm">
          <text:p text:style-name="P2"><text:span text:style-name="T2">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.5cm" svg:x="15cm" svg:y="4.5cm">
          <text:p text:style-name="P2"><text:span text:style-name="T2">!</text:span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5cm" svg:y1="7cm" svg:x2="5cm" svg:y2="6cm">
          <text:p/>
        </draw:line>
        <draw:line draw:style-name="gr4" draw:text-style-name="P5" draw:layer="layout" svg:x1="6cm" svg:y1="7.001cm" svg:x2="6cm" svg:y2="6.001cm">
          <text:p/>
        </draw:line>
        <draw:line draw:style-name="gr4" draw:text-style-name="P5" draw:layer="layout" svg:x1="7cm" svg:y1="7.002cm" svg:x2="7cm" svg:y2="6.002cm">
          <text:p/>
        </draw:line>
        <draw:line draw:style-name="gr4" draw:text-style-name="P5" draw:layer="layout" svg:x1="8cm" svg:y1="7.003cm" svg:x2="8cm" svg:y2="6.003cm">
          <text:p/>
        </draw:line>
        <draw:line draw:style-name="gr4" draw:text-style-name="P5" draw:layer="layout" svg:x1="9cm" svg:y1="7.004cm" svg:x2="9cm" svg:y2="6.004cm">
          <text:p/>
        </draw:line>
        <draw:line draw:style-name="gr4" draw:text-style-name="P5" draw:layer="layout" svg:x1="10cm" svg:y1="7.005cm" svg:x2="10cm" svg:y2="6.005cm">
          <text:p/>
        </draw:line>
        <draw:line draw:style-name="gr4" draw:text-style-name="P5" draw:layer="layout" svg:x1="11cm" svg:y1="7.006cm" svg:x2="11cm" svg:y2="6.006cm">
          <text:p/>
        </draw:line>
        <draw:line draw:style-name="gr4" draw:text-style-name="P5" draw:layer="layout" svg:x1="12cm" svg:y1="7.007cm" svg:x2="12cm" svg:y2="6.007cm">
          <text:p/>
        </draw:line>
        <draw:line draw:style-name="gr4" draw:text-style-name="P5" draw:layer="layout" svg:x1="13cm" svg:y1="7.008cm" svg:x2="13cm" svg:y2="6.008cm">
          <text:p/>
        </draw:line>
        <draw:line draw:style-name="gr4" draw:text-style-name="P5" draw:layer="layout" svg:x1="14cm" svg:y1="7.009cm" svg:x2="14cm" svg:y2="6.009cm">
          <text:p/>
        </draw:line>
        <draw:line draw:style-name="gr4" draw:text-style-name="P5" draw:layer="layout" svg:x1="15cm" svg:y1="7.01cm" svg:x2="15cm" svg:y2="6.01cm">
          <text:p/>
        </draw:line>
        <draw:line draw:style-name="gr4" draw:text-style-name="P5" draw:layer="layout" svg:x1="16cm" svg:y1="7.011cm" svg:x2="16cm" svg:y2="6.011cm">
          <text:p/>
        </draw:line>
        <draw:line draw:style-name="gr4" draw:text-style-name="P5" draw:layer="layout" svg:x1="4cm" svg:y1="7.011cm" svg:x2="4cm" svg:y2="6.011cm">
          <text:p/>
        </draw:line>
        <draw:custom-shape draw:style-name="gr2" draw:text-style-name="P6" draw:layer="layout" svg:width="1cm" svg:height="1cm" svg:x="3.5cm" svg:y="7cm">
          <text:p text:style-name="P2"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cm" svg:height="1cm" svg:x="4.5cm" svg:y="7cm">
          <text:p text:style-name="P2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cm" svg:height="1cm" svg:x="5.5cm" svg:y="7cm">
          <text:p text:style-name="P2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cm" svg:height="1cm" svg:x="6.5cm" svg:y="7cm">
          <text:p text:style-name="P2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cm" svg:height="1cm" svg:x="7.5cm" svg:y="7cm">
          <text:p text:style-name="P2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cm" svg:height="1cm" svg:x="8.5cm" svg:y="7cm">
          <text:p text:style-name="P2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cm" svg:height="1cm" svg:x="9.5cm" svg:y="7cm">
          <text:p text:style-name="P2"><text:span text:style-name="T3">6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cm" svg:height="1cm" svg:x="10.5cm" svg:y="7cm">
          <text:p text:style-name="P2"><text:span text:style-name="T3">7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cm" svg:height="1cm" svg:x="11.5cm" svg:y="7cm">
          <text:p text:style-name="P2"><text:span text:style-name="T3">8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cm" svg:height="1cm" svg:x="12.5cm" svg:y="7cm">
          <text:p text:style-name="P2"><text:span text:style-name="T3">9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cm" svg:height="1cm" svg:x="13.5cm" svg:y="7cm">
          <text:p text:style-name="P2"><text:span text:style-name="T3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cm" svg:height="1cm" svg:x="14.5cm" svg:y="7cm">
          <text:p text:style-name="P2"><text:span text:style-name="T3">11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cm" svg:height="1cm" svg:x="15.5cm" svg:y="7cm">
          <text:p text:style-name="P2"><text:span text:style-name="T3">1</text:span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cm" svg:height="1.5cm" svg:x="9cm" svg:y="4.5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Oletus">
        <draw:custom-shape draw:style-name="gr3" draw:text-style-name="P4" draw:layer="layout" svg:width="1cm" svg:height="1.5cm" svg:x="4cm" svg:y="4.5cm">
          <text:p text:style-name="P2"><text:span text:style-name="T2">H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.5cm" svg:x="5cm" svg:y="4.5cm">
          <text:p text:style-name="P2"><text:span text:style-name="T2">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.5cm" svg:x="6cm" svg:y="4.5cm">
          <text:p text:style-name="P2"><text:span text:style-name="T2">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.5cm" svg:x="7cm" svg:y="4.5cm">
          <text:p text:style-name="P2"><text:span text:style-name="T2">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.5cm" svg:x="8cm" svg:y="4.5cm">
          <text:p text:style-name="P2"><text:span text:style-name="T2">o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.5cm" svg:x="10cm" svg:y="4.5cm">
          <text:p text:style-name="P2"><text:span text:style-name="T2">W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.5cm" svg:x="11cm" svg:y="4.5cm">
          <text:p text:style-name="P2"><text:span text:style-name="T2">o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.5cm" svg:x="12cm" svg:y="4.5cm">
          <text:p text:style-name="P2"><text:span text:style-name="T2">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.5cm" svg:x="13cm" svg:y="4.5cm">
          <text:p text:style-name="P2"><text:span text:style-name="T2">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.5cm" svg:x="14cm" svg:y="4.5cm">
          <text:p text:style-name="P2"><text:span text:style-name="T2">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.5cm" svg:x="15cm" svg:y="4.5cm">
          <text:p text:style-name="P2"><text:span text:style-name="T2">!</text:span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5cm" svg:y1="3.511cm" svg:x2="5cm" svg:y2="4.5cm">
          <text:p/>
        </draw:line>
        <draw:line draw:style-name="gr4" draw:text-style-name="P5" draw:layer="layout" svg:x1="6cm" svg:y1="3.51cm" svg:x2="6cm" svg:y2="4.499cm">
          <text:p/>
        </draw:line>
        <draw:line draw:style-name="gr4" draw:text-style-name="P5" draw:layer="layout" svg:x1="7cm" svg:y1="3.509cm" svg:x2="7cm" svg:y2="4.498cm">
          <text:p/>
        </draw:line>
        <draw:line draw:style-name="gr4" draw:text-style-name="P5" draw:layer="layout" svg:x1="8cm" svg:y1="3.508cm" svg:x2="8cm" svg:y2="4.497cm">
          <text:p/>
        </draw:line>
        <draw:line draw:style-name="gr4" draw:text-style-name="P5" draw:layer="layout" svg:x1="9cm" svg:y1="3.507cm" svg:x2="9cm" svg:y2="4.496cm">
          <text:p/>
        </draw:line>
        <draw:line draw:style-name="gr4" draw:text-style-name="P5" draw:layer="layout" svg:x1="10cm" svg:y1="3.506cm" svg:x2="10cm" svg:y2="4.495cm">
          <text:p/>
        </draw:line>
        <draw:line draw:style-name="gr4" draw:text-style-name="P5" draw:layer="layout" svg:x1="11cm" svg:y1="3.505cm" svg:x2="11cm" svg:y2="4.494cm">
          <text:p/>
        </draw:line>
        <draw:line draw:style-name="gr4" draw:text-style-name="P5" draw:layer="layout" svg:x1="12cm" svg:y1="3.504cm" svg:x2="12cm" svg:y2="4.493cm">
          <text:p/>
        </draw:line>
        <draw:line draw:style-name="gr4" draw:text-style-name="P5" draw:layer="layout" svg:x1="13cm" svg:y1="3.503cm" svg:x2="13cm" svg:y2="4.492cm">
          <text:p/>
        </draw:line>
        <draw:line draw:style-name="gr4" draw:text-style-name="P5" draw:layer="layout" svg:x1="14cm" svg:y1="3.502cm" svg:x2="14cm" svg:y2="4.491cm">
          <text:p/>
        </draw:line>
        <draw:line draw:style-name="gr4" draw:text-style-name="P5" draw:layer="layout" svg:x1="15cm" svg:y1="3.501cm" svg:x2="15cm" svg:y2="4.49cm">
          <text:p/>
        </draw:line>
        <draw:line draw:style-name="gr4" draw:text-style-name="P5" draw:layer="layout" svg:x1="4cm" svg:y1="3.5cm" svg:x2="4cm" svg:y2="4.489cm">
          <text:p/>
        </draw:line>
        <draw:custom-shape draw:style-name="gr2" draw:text-style-name="P7" draw:layer="layout" svg:width="1cm" svg:height="1cm" svg:x="3.5cm" svg:y="2.5cm">
          <text:p text:style-name="P2"><text:span text:style-name="T4">-</text:span><text:span text:style-name="T4">12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1cm" svg:height="1cm" svg:x="4.5cm" svg:y="2.5cm">
          <text:p text:style-name="P2"><text:span text:style-name="T4">-</text:span><text:span text:style-name="T4">11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1cm" svg:height="1cm" svg:x="5.5cm" svg:y="2.5cm">
          <text:p text:style-name="P2"><text:span text:style-name="T4">-10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1cm" svg:height="1cm" svg:x="6.5cm" svg:y="2.5cm">
          <text:p text:style-name="P2"><text:span text:style-name="T4">-9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1cm" svg:height="1cm" svg:x="7.5cm" svg:y="2.5cm">
          <text:p text:style-name="P2"><text:span text:style-name="T4">-8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1cm" svg:height="1cm" svg:x="8.5cm" svg:y="2.5cm">
          <text:p text:style-name="P2"><text:span text:style-name="T4">-7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1cm" svg:height="1cm" svg:x="9.5cm" svg:y="2.5cm">
          <text:p text:style-name="P2"><text:span text:style-name="T4">-6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1cm" svg:height="1cm" svg:x="10.5cm" svg:y="2.5cm">
          <text:p text:style-name="P2"><text:span text:style-name="T4">-5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1cm" svg:height="1cm" svg:x="11.5cm" svg:y="2.5cm">
          <text:p text:style-name="P2"><text:span text:style-name="T4">-4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1cm" svg:height="1cm" svg:x="12.5cm" svg:y="2.5cm">
          <text:p text:style-name="P2"><text:span text:style-name="T4">-3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1cm" svg:height="1cm" svg:x="13.5cm" svg:y="2.5cm">
          <text:p text:style-name="P2"><text:span text:style-name="T4">-2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1cm" svg:height="1cm" svg:x="14.5cm" svg:y="2.5cm">
          <text:p text:style-name="P2"><text:span text:style-name="T4">-1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cm" svg:height="1.5cm" svg:x="9cm" svg:y="4.5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Oletus">
        <draw:custom-shape draw:style-name="gr3" draw:text-style-name="P4" draw:layer="layout" svg:width="1cm" svg:height="1.5cm" svg:x="4cm" svg:y="4.5cm">
          <text:p text:style-name="P2"><text:span text:style-name="T2">H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.5cm" svg:x="5cm" svg:y="4.5cm">
          <text:p text:style-name="P2"><text:span text:style-name="T2">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.5cm" svg:x="6cm" svg:y="4.5cm">
          <text:p text:style-name="P2"><text:span text:style-name="T2">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.5cm" svg:x="7cm" svg:y="4.5cm">
          <text:p text:style-name="P2"><text:span text:style-name="T2">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.5cm" svg:x="8cm" svg:y="4.5cm">
          <text:p text:style-name="P2"><text:span text:style-name="T2">o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.5cm" svg:x="10cm" svg:y="4.5cm">
          <text:p text:style-name="P2"><text:span text:style-name="T2">W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.5cm" svg:x="11cm" svg:y="4.5cm">
          <text:p text:style-name="P2"><text:span text:style-name="T2">o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.5cm" svg:x="12cm" svg:y="4.5cm">
          <text:p text:style-name="P2"><text:span text:style-name="T2">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.5cm" svg:x="13cm" svg:y="4.5cm">
          <text:p text:style-name="P2"><text:span text:style-name="T2">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.5cm" svg:x="14cm" svg:y="4.5cm">
          <text:p text:style-name="P2"><text:span text:style-name="T2">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.5cm" svg:x="15cm" svg:y="4.5cm">
          <text:p text:style-name="P2"><text:span text:style-name="T2">!</text:span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5cm" svg:y1="7cm" svg:x2="5cm" svg:y2="6cm">
          <text:p/>
        </draw:line>
        <draw:line draw:style-name="gr4" draw:text-style-name="P5" draw:layer="layout" svg:x1="6cm" svg:y1="7.001cm" svg:x2="6cm" svg:y2="6.001cm">
          <text:p/>
        </draw:line>
        <draw:line draw:style-name="gr4" draw:text-style-name="P5" draw:layer="layout" svg:x1="7cm" svg:y1="7.002cm" svg:x2="7cm" svg:y2="6.002cm">
          <text:p/>
        </draw:line>
        <draw:line draw:style-name="gr4" draw:text-style-name="P5" draw:layer="layout" svg:x1="8cm" svg:y1="7.003cm" svg:x2="8cm" svg:y2="6.003cm">
          <text:p/>
        </draw:line>
        <draw:line draw:style-name="gr4" draw:text-style-name="P5" draw:layer="layout" svg:x1="9cm" svg:y1="7.004cm" svg:x2="9cm" svg:y2="6.004cm">
          <text:p/>
        </draw:line>
        <draw:line draw:style-name="gr4" draw:text-style-name="P5" draw:layer="layout" svg:x1="10cm" svg:y1="7.005cm" svg:x2="10cm" svg:y2="6.005cm">
          <text:p/>
        </draw:line>
        <draw:line draw:style-name="gr4" draw:text-style-name="P5" draw:layer="layout" svg:x1="11cm" svg:y1="7.006cm" svg:x2="11cm" svg:y2="6.006cm">
          <text:p/>
        </draw:line>
        <draw:line draw:style-name="gr4" draw:text-style-name="P5" draw:layer="layout" svg:x1="12cm" svg:y1="7.007cm" svg:x2="12cm" svg:y2="6.007cm">
          <text:p/>
        </draw:line>
        <draw:line draw:style-name="gr4" draw:text-style-name="P5" draw:layer="layout" svg:x1="13cm" svg:y1="7.008cm" svg:x2="13cm" svg:y2="6.008cm">
          <text:p/>
        </draw:line>
        <draw:line draw:style-name="gr4" draw:text-style-name="P5" draw:layer="layout" svg:x1="14cm" svg:y1="7.009cm" svg:x2="14cm" svg:y2="6.009cm">
          <text:p/>
        </draw:line>
        <draw:line draw:style-name="gr4" draw:text-style-name="P5" draw:layer="layout" svg:x1="15cm" svg:y1="7.01cm" svg:x2="15cm" svg:y2="6.01cm">
          <text:p/>
        </draw:line>
        <draw:line draw:style-name="gr4" draw:text-style-name="P5" draw:layer="layout" svg:x1="16cm" svg:y1="7.011cm" svg:x2="16cm" svg:y2="6.011cm">
          <text:p/>
        </draw:line>
        <draw:line draw:style-name="gr4" draw:text-style-name="P5" draw:layer="layout" svg:x1="4cm" svg:y1="7.011cm" svg:x2="4cm" svg:y2="6.011cm">
          <text:p/>
        </draw:line>
        <draw:custom-shape draw:style-name="gr2" draw:text-style-name="P6" draw:layer="layout" svg:width="1cm" svg:height="1cm" svg:x="3.5cm" svg:y="7cm">
          <text:p text:style-name="P2"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cm" svg:height="1cm" svg:x="4.5cm" svg:y="7cm">
          <text:p text:style-name="P2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cm" svg:height="1cm" svg:x="5.5cm" svg:y="7cm">
          <text:p text:style-name="P2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cm" svg:height="1cm" svg:x="6.5cm" svg:y="7cm">
          <text:p text:style-name="P2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cm" svg:height="1cm" svg:x="7.5cm" svg:y="7cm">
          <text:p text:style-name="P2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cm" svg:height="1cm" svg:x="8.5cm" svg:y="7cm">
          <text:p text:style-name="P2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cm" svg:height="1cm" svg:x="9.5cm" svg:y="7cm">
          <text:p text:style-name="P2"><text:span text:style-name="T3">6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cm" svg:height="1cm" svg:x="10.5cm" svg:y="7cm">
          <text:p text:style-name="P2"><text:span text:style-name="T3">7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cm" svg:height="1cm" svg:x="11.5cm" svg:y="7cm">
          <text:p text:style-name="P2"><text:span text:style-name="T3">8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cm" svg:height="1cm" svg:x="12.5cm" svg:y="7cm">
          <text:p text:style-name="P2"><text:span text:style-name="T3">9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cm" svg:height="1cm" svg:x="13.5cm" svg:y="7cm">
          <text:p text:style-name="P2"><text:span text:style-name="T3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cm" svg:height="1cm" svg:x="14.5cm" svg:y="7cm">
          <text:p text:style-name="P2"><text:span text:style-name="T3">11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cm" svg:height="1cm" svg:x="15.5cm" svg:y="7cm">
          <text:p text:style-name="P2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cm" svg:height="1.5cm" svg:x="9cm" svg:y="4.5cm">
          <text:p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5cm" svg:y1="3.511cm" svg:x2="5cm" svg:y2="4.5cm">
          <text:p/>
        </draw:line>
        <draw:line draw:style-name="gr4" draw:text-style-name="P5" draw:layer="layout" svg:x1="6cm" svg:y1="3.51cm" svg:x2="6cm" svg:y2="4.499cm">
          <text:p/>
        </draw:line>
        <draw:line draw:style-name="gr4" draw:text-style-name="P5" draw:layer="layout" svg:x1="7cm" svg:y1="3.509cm" svg:x2="7cm" svg:y2="4.498cm">
          <text:p/>
        </draw:line>
        <draw:line draw:style-name="gr4" draw:text-style-name="P5" draw:layer="layout" svg:x1="8cm" svg:y1="3.508cm" svg:x2="8cm" svg:y2="4.497cm">
          <text:p/>
        </draw:line>
        <draw:line draw:style-name="gr4" draw:text-style-name="P5" draw:layer="layout" svg:x1="9cm" svg:y1="3.507cm" svg:x2="9cm" svg:y2="4.496cm">
          <text:p/>
        </draw:line>
        <draw:line draw:style-name="gr4" draw:text-style-name="P5" draw:layer="layout" svg:x1="10cm" svg:y1="3.506cm" svg:x2="10cm" svg:y2="4.495cm">
          <text:p/>
        </draw:line>
        <draw:line draw:style-name="gr4" draw:text-style-name="P5" draw:layer="layout" svg:x1="11cm" svg:y1="3.505cm" svg:x2="11cm" svg:y2="4.494cm">
          <text:p/>
        </draw:line>
        <draw:line draw:style-name="gr4" draw:text-style-name="P5" draw:layer="layout" svg:x1="12cm" svg:y1="3.504cm" svg:x2="12cm" svg:y2="4.493cm">
          <text:p/>
        </draw:line>
        <draw:line draw:style-name="gr4" draw:text-style-name="P5" draw:layer="layout" svg:x1="13cm" svg:y1="3.503cm" svg:x2="13cm" svg:y2="4.492cm">
          <text:p/>
        </draw:line>
        <draw:line draw:style-name="gr4" draw:text-style-name="P5" draw:layer="layout" svg:x1="14cm" svg:y1="3.502cm" svg:x2="14cm" svg:y2="4.491cm">
          <text:p/>
        </draw:line>
        <draw:line draw:style-name="gr4" draw:text-style-name="P5" draw:layer="layout" svg:x1="15cm" svg:y1="3.501cm" svg:x2="15cm" svg:y2="4.49cm">
          <text:p/>
        </draw:line>
        <draw:line draw:style-name="gr4" draw:text-style-name="P5" draw:layer="layout" svg:x1="4cm" svg:y1="3.5cm" svg:x2="4cm" svg:y2="4.489cm">
          <text:p/>
        </draw:line>
        <draw:custom-shape draw:style-name="gr2" draw:text-style-name="P7" draw:layer="layout" svg:width="1cm" svg:height="1cm" svg:x="3.5cm" svg:y="2.5cm">
          <text:p text:style-name="P2"><text:span text:style-name="T4">-12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1cm" svg:height="1cm" svg:x="4.5cm" svg:y="2.5cm">
          <text:p text:style-name="P2"><text:span text:style-name="T4">-11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1cm" svg:height="1cm" svg:x="5.5cm" svg:y="2.5cm">
          <text:p text:style-name="P2"><text:span text:style-name="T4">-10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1cm" svg:height="1cm" svg:x="6.5cm" svg:y="2.5cm">
          <text:p text:style-name="P2"><text:span text:style-name="T4">-9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1cm" svg:height="1cm" svg:x="7.5cm" svg:y="2.5cm">
          <text:p text:style-name="P2"><text:span text:style-name="T4">-8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1cm" svg:height="1cm" svg:x="8.5cm" svg:y="2.5cm">
          <text:p text:style-name="P2"><text:span text:style-name="T4">-7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1cm" svg:height="1cm" svg:x="9.5cm" svg:y="2.5cm">
          <text:p text:style-name="P2"><text:span text:style-name="T4">-6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1cm" svg:height="1cm" svg:x="10.5cm" svg:y="2.5cm">
          <text:p text:style-name="P2"><text:span text:style-name="T4">-5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1cm" svg:height="1cm" svg:x="11.5cm" svg:y="2.5cm">
          <text:p text:style-name="P2"><text:span text:style-name="T4">-4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1cm" svg:height="1cm" svg:x="12.5cm" svg:y="2.5cm">
          <text:p text:style-name="P2"><text:span text:style-name="T4">-3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1cm" svg:height="1cm" svg:x="13.5cm" svg:y="2.5cm">
          <text:p text:style-name="P2"><text:span text:style-name="T4">-2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1cm" svg:height="1cm" svg:x="14.5cm" svg:y="2.5cm">
          <text:p text:style-name="P2"><text:span text:style-name="T4">-1</text:span>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Oletus">
        <draw:custom-shape draw:style-name="gr3" draw:text-style-name="P4" draw:layer="layout" svg:width="1cm" svg:height="1.5cm" svg:x="4cm" svg:y="4.5cm">
          <text:p text:style-name="P2"><text:span text:style-name="T2">H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.5cm" svg:x="5cm" svg:y="4.5cm">
          <text:p text:style-name="P2"><text:span text:style-name="T2">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.5cm" svg:x="6cm" svg:y="4.5cm">
          <text:p text:style-name="P2"><text:span text:style-name="T2">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.5cm" svg:x="7cm" svg:y="4.5cm">
          <text:p text:style-name="P2"><text:span text:style-name="T2">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.5cm" svg:x="8cm" svg:y="4.5cm">
          <text:p text:style-name="P2"><text:span text:style-name="T2">o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.5cm" svg:x="10cm" svg:y="4.5cm">
          <text:p text:style-name="P2"><text:span text:style-name="T2">W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.5cm" svg:x="11cm" svg:y="4.5cm">
          <text:p text:style-name="P2"><text:span text:style-name="T2">o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.5cm" svg:x="12cm" svg:y="4.5cm">
          <text:p text:style-name="P2"><text:span text:style-name="T2">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.5cm" svg:x="13cm" svg:y="4.5cm">
          <text:p text:style-name="P2"><text:span text:style-name="T2">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.5cm" svg:x="14cm" svg:y="4.5cm">
          <text:p text:style-name="P2"><text:span text:style-name="T2">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.5cm" svg:x="15cm" svg:y="4.5cm">
          <text:p text:style-name="P2"><text:span text:style-name="T2">!</text:span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5.5cm" svg:y1="7cm" svg:x2="5.5cm" svg:y2="6cm">
          <text:p/>
        </draw:line>
        <draw:line draw:style-name="gr4" draw:text-style-name="P5" draw:layer="layout" svg:x1="6.5cm" svg:y1="7.001cm" svg:x2="6.5cm" svg:y2="6.001cm">
          <text:p/>
        </draw:line>
        <draw:line draw:style-name="gr4" draw:text-style-name="P5" draw:layer="layout" svg:x1="7.5cm" svg:y1="7.002cm" svg:x2="7.5cm" svg:y2="6.002cm">
          <text:p/>
        </draw:line>
        <draw:line draw:style-name="gr4" draw:text-style-name="P5" draw:layer="layout" svg:x1="8.5cm" svg:y1="7.003cm" svg:x2="8.5cm" svg:y2="6.003cm">
          <text:p/>
        </draw:line>
        <draw:line draw:style-name="gr4" draw:text-style-name="P5" draw:layer="layout" svg:x1="9.5cm" svg:y1="7.004cm" svg:x2="9.5cm" svg:y2="6.004cm">
          <text:p/>
        </draw:line>
        <draw:line draw:style-name="gr4" draw:text-style-name="P5" draw:layer="layout" svg:x1="10.5cm" svg:y1="7.005cm" svg:x2="10.5cm" svg:y2="6.005cm">
          <text:p/>
        </draw:line>
        <draw:line draw:style-name="gr4" draw:text-style-name="P5" draw:layer="layout" svg:x1="11.5cm" svg:y1="7.006cm" svg:x2="11.5cm" svg:y2="6.006cm">
          <text:p/>
        </draw:line>
        <draw:line draw:style-name="gr4" draw:text-style-name="P5" draw:layer="layout" svg:x1="12.5cm" svg:y1="7.007cm" svg:x2="12.5cm" svg:y2="6.007cm">
          <text:p/>
        </draw:line>
        <draw:line draw:style-name="gr4" draw:text-style-name="P5" draw:layer="layout" svg:x1="13.5cm" svg:y1="7.008cm" svg:x2="13.5cm" svg:y2="6.008cm">
          <text:p/>
        </draw:line>
        <draw:line draw:style-name="gr4" draw:text-style-name="P5" draw:layer="layout" svg:x1="14.5cm" svg:y1="7.009cm" svg:x2="14.5cm" svg:y2="6.009cm">
          <text:p/>
        </draw:line>
        <draw:line draw:style-name="gr4" draw:text-style-name="P5" draw:layer="layout" svg:x1="15.5cm" svg:y1="7.01cm" svg:x2="15.5cm" svg:y2="6.01cm">
          <text:p/>
        </draw:line>
        <draw:line draw:style-name="gr4" draw:text-style-name="P5" draw:layer="layout" svg:x1="4.5cm" svg:y1="7.011cm" svg:x2="4.5cm" svg:y2="6.011cm">
          <text:p/>
        </draw:line>
        <draw:custom-shape draw:style-name="gr2" draw:text-style-name="P6" draw:layer="layout" svg:width="1cm" svg:height="1cm" svg:x="4cm" svg:y="7cm">
          <text:p text:style-name="P2"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cm" svg:height="1cm" svg:x="5cm" svg:y="7cm">
          <text:p text:style-name="P2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cm" svg:height="1cm" svg:x="6cm" svg:y="7cm">
          <text:p text:style-name="P2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cm" svg:height="1cm" svg:x="7cm" svg:y="7cm">
          <text:p text:style-name="P2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cm" svg:height="1cm" svg:x="8cm" svg:y="7cm">
          <text:p text:style-name="P2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cm" svg:height="1cm" svg:x="9cm" svg:y="7cm">
          <text:p text:style-name="P2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cm" svg:height="1cm" svg:x="10cm" svg:y="7cm">
          <text:p text:style-name="P2"><text:span text:style-name="T3">6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cm" svg:height="1cm" svg:x="11cm" svg:y="7cm">
          <text:p text:style-name="P2"><text:span text:style-name="T3">7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cm" svg:height="1cm" svg:x="12cm" svg:y="7cm">
          <text:p text:style-name="P2"><text:span text:style-name="T3">8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cm" svg:height="1cm" svg:x="13cm" svg:y="7cm">
          <text:p text:style-name="P2"><text:span text:style-name="T3">9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cm" svg:height="1cm" svg:x="14cm" svg:y="7cm">
          <text:p text:style-name="P2"><text:span text:style-name="T3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cm" svg:height="1cm" svg:x="15cm" svg:y="7cm">
          <text:p text:style-name="P2"><text:span text:style-name="T3">11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cm" svg:height="1.5cm" svg:x="9cm" svg:y="4.5cm">
          <text:p/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Oletus">
        <draw:custom-shape draw:style-name="gr3" draw:text-style-name="P4" draw:layer="layout" svg:width="1cm" svg:height="1.5cm" svg:x="4cm" svg:y="4.5cm">
          <text:p text:style-name="P2"><text:span text:style-name="T2">H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.5cm" svg:x="5cm" svg:y="4.5cm">
          <text:p text:style-name="P2"><text:span text:style-name="T2">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.5cm" svg:x="6cm" svg:y="4.5cm">
          <text:p text:style-name="P2"><text:span text:style-name="T2">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.5cm" svg:x="7cm" svg:y="4.5cm">
          <text:p text:style-name="P2"><text:span text:style-name="T2">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.5cm" svg:x="8cm" svg:y="4.5cm">
          <text:p text:style-name="P2"><text:span text:style-name="T2">o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.5cm" svg:x="10cm" svg:y="4.5cm">
          <text:p text:style-name="P2"><text:span text:style-name="T2">W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.5cm" svg:x="11cm" svg:y="4.5cm">
          <text:p text:style-name="P2"><text:span text:style-name="T2">o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.5cm" svg:x="12cm" svg:y="4.5cm">
          <text:p text:style-name="P2"><text:span text:style-name="T2">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.5cm" svg:x="13cm" svg:y="4.5cm">
          <text:p text:style-name="P2"><text:span text:style-name="T2">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.5cm" svg:x="14cm" svg:y="4.5cm">
          <text:p text:style-name="P2"><text:span text:style-name="T2">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.5cm" svg:x="15cm" svg:y="4.5cm">
          <text:p text:style-name="P2"><text:span text:style-name="T2">!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cm" svg:height="1.5cm" svg:x="9cm" svg:y="4.5cm">
          <text:p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5.5cm" svg:y1="3.511cm" svg:x2="5.5cm" svg:y2="4.5cm">
          <text:p/>
        </draw:line>
        <draw:line draw:style-name="gr4" draw:text-style-name="P5" draw:layer="layout" svg:x1="6.5cm" svg:y1="3.51cm" svg:x2="6.5cm" svg:y2="4.499cm">
          <text:p/>
        </draw:line>
        <draw:line draw:style-name="gr4" draw:text-style-name="P5" draw:layer="layout" svg:x1="7.5cm" svg:y1="3.509cm" svg:x2="7.5cm" svg:y2="4.498cm">
          <text:p/>
        </draw:line>
        <draw:line draw:style-name="gr4" draw:text-style-name="P5" draw:layer="layout" svg:x1="8.5cm" svg:y1="3.508cm" svg:x2="8.5cm" svg:y2="4.497cm">
          <text:p/>
        </draw:line>
        <draw:line draw:style-name="gr4" draw:text-style-name="P5" draw:layer="layout" svg:x1="9.5cm" svg:y1="3.507cm" svg:x2="9.5cm" svg:y2="4.496cm">
          <text:p/>
        </draw:line>
        <draw:line draw:style-name="gr4" draw:text-style-name="P5" draw:layer="layout" svg:x1="10.5cm" svg:y1="3.506cm" svg:x2="10.5cm" svg:y2="4.495cm">
          <text:p/>
        </draw:line>
        <draw:line draw:style-name="gr4" draw:text-style-name="P5" draw:layer="layout" svg:x1="11.5cm" svg:y1="3.505cm" svg:x2="11.5cm" svg:y2="4.494cm">
          <text:p/>
        </draw:line>
        <draw:line draw:style-name="gr4" draw:text-style-name="P5" draw:layer="layout" svg:x1="12.5cm" svg:y1="3.504cm" svg:x2="12.5cm" svg:y2="4.493cm">
          <text:p/>
        </draw:line>
        <draw:line draw:style-name="gr4" draw:text-style-name="P5" draw:layer="layout" svg:x1="13.5cm" svg:y1="3.503cm" svg:x2="13.5cm" svg:y2="4.492cm">
          <text:p/>
        </draw:line>
        <draw:line draw:style-name="gr4" draw:text-style-name="P5" draw:layer="layout" svg:x1="14.5cm" svg:y1="3.502cm" svg:x2="14.5cm" svg:y2="4.491cm">
          <text:p/>
        </draw:line>
        <draw:line draw:style-name="gr4" draw:text-style-name="P5" draw:layer="layout" svg:x1="15.5cm" svg:y1="3.501cm" svg:x2="15.5cm" svg:y2="4.49cm">
          <text:p/>
        </draw:line>
        <draw:line draw:style-name="gr4" draw:text-style-name="P5" draw:layer="layout" svg:x1="4.5cm" svg:y1="3.5cm" svg:x2="4.5cm" svg:y2="4.489cm">
          <text:p/>
        </draw:line>
        <draw:custom-shape draw:style-name="gr2" draw:text-style-name="P7" draw:layer="layout" svg:width="1cm" svg:height="1cm" svg:x="4cm" svg:y="2.5cm">
          <text:p text:style-name="P2"><text:span text:style-name="T4">-12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1cm" svg:height="1cm" svg:x="5cm" svg:y="2.5cm">
          <text:p text:style-name="P2"><text:span text:style-name="T4">-11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1cm" svg:height="1cm" svg:x="6cm" svg:y="2.5cm">
          <text:p text:style-name="P2"><text:span text:style-name="T4">-10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1cm" svg:height="1cm" svg:x="7cm" svg:y="2.5cm">
          <text:p text:style-name="P2"><text:span text:style-name="T4">-9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1cm" svg:height="1cm" svg:x="8cm" svg:y="2.5cm">
          <text:p text:style-name="P2"><text:span text:style-name="T4">-8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1cm" svg:height="1cm" svg:x="9cm" svg:y="2.5cm">
          <text:p text:style-name="P2"><text:span text:style-name="T4">-7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1cm" svg:height="1cm" svg:x="10cm" svg:y="2.5cm">
          <text:p text:style-name="P2"><text:span text:style-name="T4">-6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1cm" svg:height="1cm" svg:x="11cm" svg:y="2.5cm">
          <text:p text:style-name="P2"><text:span text:style-name="T4">-5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1cm" svg:height="1cm" svg:x="12cm" svg:y="2.5cm">
          <text:p text:style-name="P2"><text:span text:style-name="T4">-4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1cm" svg:height="1cm" svg:x="13cm" svg:y="2.5cm">
          <text:p text:style-name="P2"><text:span text:style-name="T4">-3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1cm" svg:height="1cm" svg:x="14cm" svg:y="2.5cm">
          <text:p text:style-name="P2"><text:span text:style-name="T4">-2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1cm" svg:height="1cm" svg:x="15cm" svg:y="2.5cm">
          <text:p text:style-name="P2"><text:span text:style-name="T4">-1</text:span></text:p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Oletus">
        <draw:custom-shape draw:style-name="gr3" draw:text-style-name="P4" draw:layer="layout" svg:width="1cm" svg:height="1.5cm" svg:x="4cm" svg:y="4.501cm">
          <text:p text:style-name="P2"><text:span text:style-name="T2">H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.5cm" svg:x="5cm" svg:y="4.501cm">
          <text:p text:style-name="P2"><text:span text:style-name="T2">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.5cm" svg:x="6cm" svg:y="4.501cm">
          <text:p text:style-name="P2"><text:span text:style-name="T2">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.5cm" svg:x="7cm" svg:y="4.501cm">
          <text:p text:style-name="P2"><text:span text:style-name="T2">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.5cm" svg:x="8cm" svg:y="4.501cm">
          <text:p text:style-name="P2"><text:span text:style-name="T2">o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.5cm" svg:x="10cm" svg:y="4.501cm">
          <text:p text:style-name="P2"><text:span text:style-name="T2">W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.5cm" svg:x="11cm" svg:y="4.501cm">
          <text:p text:style-name="P2"><text:span text:style-name="T2">o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.5cm" svg:x="12cm" svg:y="4.501cm">
          <text:p text:style-name="P2"><text:span text:style-name="T2">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.5cm" svg:x="13cm" svg:y="4.501cm">
          <text:p text:style-name="P2"><text:span text:style-name="T2">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.5cm" svg:x="14cm" svg:y="4.501cm">
          <text:p text:style-name="P2"><text:span text:style-name="T2">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.5cm" svg:x="15cm" svg:y="4.501cm">
          <text:p text:style-name="P2"><text:span text:style-name="T2">!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cm" svg:height="1.5cm" svg:x="9cm" svg:y="4.501cm">
          <text:p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5.5cm" svg:y1="3.512cm" svg:x2="5.5cm" svg:y2="4.501cm">
          <text:p/>
        </draw:line>
        <draw:line draw:style-name="gr4" draw:text-style-name="P5" draw:layer="layout" svg:x1="6.5cm" svg:y1="3.511cm" svg:x2="6.5cm" svg:y2="4.5cm">
          <text:p/>
        </draw:line>
        <draw:line draw:style-name="gr4" draw:text-style-name="P5" draw:layer="layout" svg:x1="7.5cm" svg:y1="3.51cm" svg:x2="7.5cm" svg:y2="4.499cm">
          <text:p/>
        </draw:line>
        <draw:line draw:style-name="gr4" draw:text-style-name="P5" draw:layer="layout" svg:x1="8.5cm" svg:y1="3.509cm" svg:x2="8.5cm" svg:y2="4.498cm">
          <text:p/>
        </draw:line>
        <draw:line draw:style-name="gr4" draw:text-style-name="P5" draw:layer="layout" svg:x1="9.5cm" svg:y1="3.508cm" svg:x2="9.5cm" svg:y2="4.497cm">
          <text:p/>
        </draw:line>
        <draw:line draw:style-name="gr4" draw:text-style-name="P5" draw:layer="layout" svg:x1="10.5cm" svg:y1="3.507cm" svg:x2="10.5cm" svg:y2="4.496cm">
          <text:p/>
        </draw:line>
        <draw:line draw:style-name="gr4" draw:text-style-name="P5" draw:layer="layout" svg:x1="11.5cm" svg:y1="3.506cm" svg:x2="11.5cm" svg:y2="4.495cm">
          <text:p/>
        </draw:line>
        <draw:line draw:style-name="gr4" draw:text-style-name="P5" draw:layer="layout" svg:x1="12.5cm" svg:y1="3.505cm" svg:x2="12.5cm" svg:y2="4.494cm">
          <text:p/>
        </draw:line>
        <draw:line draw:style-name="gr4" draw:text-style-name="P5" draw:layer="layout" svg:x1="13.5cm" svg:y1="3.504cm" svg:x2="13.5cm" svg:y2="4.493cm">
          <text:p/>
        </draw:line>
        <draw:line draw:style-name="gr4" draw:text-style-name="P5" draw:layer="layout" svg:x1="14.5cm" svg:y1="3.503cm" svg:x2="14.5cm" svg:y2="4.492cm">
          <text:p/>
        </draw:line>
        <draw:line draw:style-name="gr4" draw:text-style-name="P5" draw:layer="layout" svg:x1="15.5cm" svg:y1="3.502cm" svg:x2="15.5cm" svg:y2="4.491cm">
          <text:p/>
        </draw:line>
        <draw:line draw:style-name="gr4" draw:text-style-name="P5" draw:layer="layout" svg:x1="4.5cm" svg:y1="3.501cm" svg:x2="4.5cm" svg:y2="4.49cm">
          <text:p/>
        </draw:line>
        <draw:line draw:style-name="gr4" draw:text-style-name="P5" draw:layer="layout" svg:x1="5.5cm" svg:y1="7cm" svg:x2="5.5cm" svg:y2="6cm">
          <text:p/>
        </draw:line>
        <draw:line draw:style-name="gr4" draw:text-style-name="P5" draw:layer="layout" svg:x1="6.5cm" svg:y1="7.001cm" svg:x2="6.5cm" svg:y2="6.001cm">
          <text:p/>
        </draw:line>
        <draw:line draw:style-name="gr4" draw:text-style-name="P5" draw:layer="layout" svg:x1="7.5cm" svg:y1="7.002cm" svg:x2="7.5cm" svg:y2="6.002cm">
          <text:p/>
        </draw:line>
        <draw:line draw:style-name="gr4" draw:text-style-name="P5" draw:layer="layout" svg:x1="8.5cm" svg:y1="7.003cm" svg:x2="8.5cm" svg:y2="6.003cm">
          <text:p/>
        </draw:line>
        <draw:line draw:style-name="gr4" draw:text-style-name="P5" draw:layer="layout" svg:x1="9.5cm" svg:y1="7.004cm" svg:x2="9.5cm" svg:y2="6.004cm">
          <text:p/>
        </draw:line>
        <draw:line draw:style-name="gr4" draw:text-style-name="P5" draw:layer="layout" svg:x1="10.5cm" svg:y1="7.005cm" svg:x2="10.5cm" svg:y2="6.005cm">
          <text:p/>
        </draw:line>
        <draw:line draw:style-name="gr4" draw:text-style-name="P5" draw:layer="layout" svg:x1="11.5cm" svg:y1="7.006cm" svg:x2="11.5cm" svg:y2="6.006cm">
          <text:p/>
        </draw:line>
        <draw:line draw:style-name="gr4" draw:text-style-name="P5" draw:layer="layout" svg:x1="12.5cm" svg:y1="7.007cm" svg:x2="12.5cm" svg:y2="6.007cm">
          <text:p/>
        </draw:line>
        <draw:line draw:style-name="gr4" draw:text-style-name="P5" draw:layer="layout" svg:x1="13.5cm" svg:y1="7.008cm" svg:x2="13.5cm" svg:y2="6.008cm">
          <text:p/>
        </draw:line>
        <draw:line draw:style-name="gr4" draw:text-style-name="P5" draw:layer="layout" svg:x1="14.5cm" svg:y1="7.009cm" svg:x2="14.5cm" svg:y2="6.009cm">
          <text:p/>
        </draw:line>
        <draw:line draw:style-name="gr4" draw:text-style-name="P5" draw:layer="layout" svg:x1="15.5cm" svg:y1="7.01cm" svg:x2="15.5cm" svg:y2="6.01cm">
          <text:p/>
        </draw:line>
        <draw:line draw:style-name="gr4" draw:text-style-name="P5" draw:layer="layout" svg:x1="4.5cm" svg:y1="7.011cm" svg:x2="4.5cm" svg:y2="6.011cm">
          <text:p/>
        </draw:line>
        <draw:custom-shape draw:style-name="gr2" draw:text-style-name="P6" draw:layer="layout" svg:width="1cm" svg:height="1cm" svg:x="4cm" svg:y="7cm">
          <text:p text:style-name="P2"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cm" svg:height="1cm" svg:x="5cm" svg:y="7cm">
          <text:p text:style-name="P2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cm" svg:height="1cm" svg:x="6cm" svg:y="7cm">
          <text:p text:style-name="P2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cm" svg:height="1cm" svg:x="7cm" svg:y="7cm">
          <text:p text:style-name="P2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cm" svg:height="1cm" svg:x="8cm" svg:y="7cm">
          <text:p text:style-name="P2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cm" svg:height="1cm" svg:x="9cm" svg:y="7cm">
          <text:p text:style-name="P2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cm" svg:height="1cm" svg:x="10cm" svg:y="7cm">
          <text:p text:style-name="P2"><text:span text:style-name="T3">6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cm" svg:height="1cm" svg:x="11cm" svg:y="7cm">
          <text:p text:style-name="P2"><text:span text:style-name="T3">7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cm" svg:height="1cm" svg:x="12cm" svg:y="7cm">
          <text:p text:style-name="P2"><text:span text:style-name="T3">8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cm" svg:height="1cm" svg:x="13cm" svg:y="7cm">
          <text:p text:style-name="P2"><text:span text:style-name="T3">9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cm" svg:height="1cm" svg:x="14cm" svg:y="7cm">
          <text:p text:style-name="P2"><text:span text:style-name="T3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cm" svg:height="1cm" svg:x="15cm" svg:y="7cm">
          <text:p text:style-name="P2"><text:span text:style-name="T3">11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1cm" svg:height="1cm" svg:x="4cm" svg:y="2.5cm">
          <text:p text:style-name="P2"><text:span text:style-name="T4">-12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1cm" svg:height="1cm" svg:x="5cm" svg:y="2.5cm">
          <text:p text:style-name="P2"><text:span text:style-name="T4">-11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1cm" svg:height="1cm" svg:x="6cm" svg:y="2.5cm">
          <text:p text:style-name="P2"><text:span text:style-name="T4">-10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1cm" svg:height="1cm" svg:x="7cm" svg:y="2.5cm">
          <text:p text:style-name="P2"><text:span text:style-name="T4">-9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1cm" svg:height="1cm" svg:x="8cm" svg:y="2.5cm">
          <text:p text:style-name="P2"><text:span text:style-name="T4">-8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1cm" svg:height="1cm" svg:x="9cm" svg:y="2.5cm">
          <text:p text:style-name="P2"><text:span text:style-name="T4">-7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1cm" svg:height="1cm" svg:x="10cm" svg:y="2.5cm">
          <text:p text:style-name="P2"><text:span text:style-name="T4">-6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1cm" svg:height="1cm" svg:x="11cm" svg:y="2.5cm">
          <text:p text:style-name="P2"><text:span text:style-name="T4">-5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1cm" svg:height="1cm" svg:x="12cm" svg:y="2.5cm">
          <text:p text:style-name="P2"><text:span text:style-name="T4">-4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1cm" svg:height="1cm" svg:x="13cm" svg:y="2.5cm">
          <text:p text:style-name="P2"><text:span text:style-name="T4">-3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1cm" svg:height="1cm" svg:x="14cm" svg:y="2.5cm">
          <text:p text:style-name="P2"><text:span text:style-name="T4">-2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1cm" svg:height="1cm" svg:x="15cm" svg:y="2.5cm">
          <text:p text:style-name="P2"><text:span text:style-name="T4">-1</text:span></text:p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Oletus">
        <draw:custom-shape draw:style-name="gr6" draw:text-style-name="P8" draw:layer="layout" svg:width="5cm" svg:height="3cm" svg:x="1cm" svg:y="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cm" svg:height="1cm" svg:x="1.5cm" svg:y="1.5cm">
          <text:p text:style-name="P2"><text:span text:style-name="T5">a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cm" svg:height="1cm" svg:x="1.5cm" svg:y="2.5cm">
          <text:p text:style-name="P2"><text:span text:style-name="T5">b</text:span></text:p>
          <draw:enhanced-geometry svg:viewBox="0 0 21600 21600" draw:type="rectangle" draw:enhanced-path="M 0 0 L 21600 0 21600 21600 0 21600 0 0 Z N"/>
        </draw:custom-shape>
        <draw:line draw:style-name="gr8" draw:text-style-name="P10" draw:layer="layout" svg:x1="2.5cm" svg:y1="2cm" svg:x2="4.5cm" svg:y2="2cm">
          <text:p/>
        </draw:line>
        <draw:line draw:style-name="gr8" draw:text-style-name="P10" draw:layer="layout" svg:x1="2.5cm" svg:y1="3cm" svg:x2="4.5cm" svg:y2="3cm">
          <text:p/>
        </draw:line>
        <draw:custom-shape draw:style-name="gr7" draw:text-style-name="P9" draw:layer="layout" svg:width="1cm" svg:height="1cm" svg:x="4.5cm" svg:y="1.5cm">
          <text:p text:style-name="P2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cm" svg:height="1cm" svg:x="4.5cm" svg:y="2.5cm">
          <text:p text:style-name="P2"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5cm" svg:height="3cm" svg:x="7cm" svg:y="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cm" svg:height="1cm" svg:x="7.5cm" svg:y="1.5cm">
          <text:p text:style-name="P2"><text:span text:style-name="T5">a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cm" svg:height="1cm" svg:x="7.5cm" svg:y="2.5cm">
          <text:p text:style-name="P2"><text:span text:style-name="T5">b</text:span></text:p>
          <draw:enhanced-geometry svg:viewBox="0 0 21600 21600" draw:type="rectangle" draw:enhanced-path="M 0 0 L 21600 0 21600 21600 0 21600 0 0 Z N"/>
        </draw:custom-shape>
        <draw:line draw:style-name="gr8" draw:text-style-name="P10" draw:layer="layout" svg:x1="8.5cm" svg:y1="2cm" svg:x2="10.5cm" svg:y2="3cm">
          <text:p/>
        </draw:line>
        <draw:line draw:style-name="gr8" draw:text-style-name="P10" draw:layer="layout" svg:x1="8.5cm" svg:y1="3cm" svg:x2="10.5cm" svg:y2="3cm">
          <text:p/>
        </draw:line>
        <draw:custom-shape draw:style-name="gr7" draw:text-style-name="P11" draw:layer="layout" svg:width="1cm" svg:height="1cm" svg:x="10.5cm" svg:y="1.5cm">
          <text:p text:style-name="P2"><text:span text:style-name="T6">1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cm" svg:height="1cm" svg:x="10.5cm" svg:y="2.5cm">
          <text:p text:style-name="P2"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9.5cm" svg:height="8.5cm" svg:x="0.5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cm" svg:height="1cm" svg:x="2cm" svg:y="6cm">
          <text:p text:style-name="P2"><text:span text:style-name="T5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cm" svg:height="1cm" svg:x="2cm" svg:y="7cm">
          <text:p text:style-name="P2"><text:span text:style-name="T5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0" draw:layer="layout" svg:x1="3cm" svg:y1="6.5cm" svg:x2="5cm" svg:y2="6.5cm">
          <text:p/>
        </draw:line>
        <draw:line draw:style-name="gr8" draw:text-style-name="P10" draw:layer="layout" svg:x1="3cm" svg:y1="7.5cm" svg:x2="5cm" svg:y2="7.5cm">
          <text:p/>
        </draw:line>
        <draw:custom-shape draw:style-name="gr7" draw:text-style-name="P9" draw:layer="layout" svg:width="6cm" svg:height="1cm" svg:x="5cm" svg:y="7cm">
          <text:p text:style-name="P12"><text:span text:style-name="T5">'hi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16.5cm" svg:height="3cm" svg:x="2cm" svg:y="1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cm" svg:height="1cm" svg:x="2.5cm" svg:y="11.5cm">
          <text:p text:style-name="P2"><text:span text:style-name="T5">d</text:span></text:p>
          <draw:enhanced-geometry svg:viewBox="0 0 21600 21600" draw:type="rectangle" draw:enhanced-path="M 0 0 L 21600 0 21600 21600 0 21600 0 0 Z N"/>
        </draw:custom-shape>
        <draw:line draw:style-name="gr8" draw:text-style-name="P10" draw:layer="layout" svg:x1="3.5cm" svg:y1="12cm" svg:x2="5.5cm" svg:y2="12cm">
          <text:p/>
        </draw:line>
        <draw:custom-shape draw:style-name="gr7" draw:text-style-name="P9" draw:layer="layout" svg:width="15cm" svg:height="1cm" svg:x="5.5cm" svg:y="11.5cm">
          <text:p text:style-name="P12"><text:span text:style-name="T5">"hello again, ..."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6cm" svg:height="1cm" svg:x="5cm" svg:y="5.987cm">
          <text:p text:style-name="P12"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cm" svg:height="1cm" svg:x="2cm" svg:y="7.987cm">
          <text:p text:style-name="P2"><text:span text:style-name="T5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0" draw:layer="layout" svg:x1="3cm" svg:y1="8.487cm" svg:x2="5cm" svg:y2="8.487cm">
          <text:p/>
        </draw:line>
        <draw:custom-shape draw:style-name="gr7" draw:text-style-name="P9" draw:layer="layout" svg:width="6cm" svg:height="1cm" svg:x="5cm" svg:y="7.987cm">
          <text:p text:style-name="P12"><text:span text:style-name="T5">'hello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3" draw:layer="layout" svg:width="4.5cm" svg:height="1.5cm" svg:x="8cm" svg:y="9.2cm">
          <text:p text:style-name="P2"><text:span text:style-name="T5">thingy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9cm" svg:height="12cm" svg:x="1cm" svg:y="1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3.5cm" svg:height="1cm" svg:x="1.5cm" svg:y="15.5cm">
          <text:p text:style-name="P2"><text:span text:style-name="T5">names</text:span></text:p>
          <draw:enhanced-geometry svg:viewBox="0 0 21600 21600" draw:type="rectangle" draw:enhanced-path="M 0 0 L 21600 0 21600 21600 0 21600 0 0 Z N"/>
        </draw:custom-shape>
        <draw:custom-shape draw:style-name="gr7" draw:text-style-name="P9" xml:id="id4" draw:id="id4" draw:layer="layout" svg:width="6cm" svg:height="1cm" svg:x="1.5cm" svg:y="19cm">
          <text:p text:style-name="P2"><text:span text:style-name="T5">'wub_wub'</text:span></text:p>
          <draw:enhanced-geometry svg:viewBox="0 0 21600 21600" draw:type="rectangle" draw:enhanced-path="M 0 0 L 21600 0 21600 21600 0 21600 0 0 Z N"/>
        </draw:custom-shape>
        <draw:line draw:style-name="gr8" draw:text-style-name="P10" draw:layer="layout" svg:x1="5.5cm" svg:y1="16cm" svg:x2="7.5cm" svg:y2="16cm">
          <text:p/>
        </draw:line>
        <draw:custom-shape draw:style-name="gr7" draw:text-style-name="P9" draw:layer="layout" svg:width="1cm" svg:height="1cm" svg:x="7.5cm" svg:y="15.5cm">
          <text:p text:style-name="P2"><text:span text:style-name="T5">[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cm" svg:height="1cm" svg:x="8.5cm" svg:y="15.52cm">
          <text:p text:style-name="P2"><text:span text:style-name="T5">,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cm" svg:height="1cm" svg:x="9.5cm" svg:y="15.5cm">
          <text:p text:style-name="P2"><text:span text:style-name="T5">,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cm" svg:height="1cm" svg:x="11.5cm" svg:y="15.5cm">
          <text:p text:style-name="P2"><text:span text:style-name="T5">,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cm" svg:height="1cm" svg:x="12.5cm" svg:y="15.5cm">
          <text:p text:style-name="P2"><text:span text:style-name="T5">]</text:span></text:p>
          <draw:enhanced-geometry svg:viewBox="0 0 21600 21600" draw:type="rectangle" draw:enhanced-path="M 0 0 L 21600 0 21600 21600 0 21600 0 0 Z N"/>
        </draw:custom-shape>
        <draw:custom-shape draw:style-name="gr7" draw:text-style-name="P9" xml:id="id2" draw:id="id2" draw:layer="layout" svg:width="7.5cm" svg:height="1cm" svg:x="1.5cm" svg:y="23.5cm">
          <text:p text:style-name="P2"><text:span text:style-name="T5">'theelous3'</text:span></text:p>
          <draw:enhanced-geometry svg:viewBox="0 0 21600 21600" draw:type="rectangle" draw:enhanced-path="M 0 0 L 21600 0 21600 21600 0 21600 0 0 Z N"/>
        </draw:custom-shape>
        <draw:custom-shape draw:style-name="gr7" draw:text-style-name="P9" xml:id="id6" draw:id="id6" draw:layer="layout" svg:width="6cm" svg:height="1cm" svg:x="12cm" svg:y="23.5cm">
          <text:p text:style-name="P2"><text:span text:style-name="T5">'RubyPinch'</text:span></text:p>
          <draw:enhanced-geometry svg:viewBox="0 0 21600 21600" draw:type="rectangle" draw:enhanced-path="M 0 0 L 21600 0 21600 21600 0 21600 0 0 Z N"/>
        </draw:custom-shape>
        <draw:custom-shape draw:style-name="gr7" draw:text-style-name="P9" xml:id="id8" draw:id="id8" draw:layer="layout" svg:width="6cm" svg:height="1cm" svg:x="13.5cm" svg:y="19cm">
          <text:p text:style-name="P2"><text:span text:style-name="T5">'go|dfish'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1cm" svg:height="1cm" svg:x="4.5cm" svg:y="27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xml:id="id3" draw:id="id3" draw:layer="layout" svg:width="1cm" svg:height="1cm" svg:x="8cm" svg:y="15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xml:id="id1" draw:id="id1" draw:layer="layout" svg:width="1cm" svg:height="1cm" svg:x="9cm" svg:y="15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xml:id="id5" draw:id="id5" draw:layer="layout" svg:width="1cm" svg:height="1cm" svg:x="11cm" svg:y="15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xml:id="id7" draw:id="id7" draw:layer="layout" svg:width="1cm" svg:height="1cm" svg:x="12cm" svg:y="15.5cm">
          <text:p/>
          <draw:enhanced-geometry svg:viewBox="0 0 21600 21600" draw:type="rectangle" draw:enhanced-path="M 0 0 L 21600 0 21600 21600 0 21600 0 0 Z N"/>
        </draw:custom-shape>
        <draw:connector draw:style-name="gr8" draw:text-style-name="P5" draw:layer="layout" draw:type="curve" svg:x1="9.5cm" svg:y1="16.5cm" svg:x2="5.25cm" svg:y2="23.5cm" draw:start-shape="id1" draw:start-glue-point="2" draw:end-shape="id2" svg:d="M9500 16500c0 5250-4250 1750-4250 7000" svg:viewBox="0 0 4251 7001">
          <text:p/>
        </draw:connector>
        <draw:connector draw:style-name="gr8" draw:text-style-name="P5" draw:layer="layout" draw:type="curve" svg:x1="8.5cm" svg:y1="16.5cm" svg:x2="4.5cm" svg:y2="19cm" draw:start-shape="id3" draw:start-glue-point="2" draw:end-shape="id4" svg:d="M8500 16500c0 1875-4000 625-4000 2500" svg:viewBox="0 0 4001 2501">
          <text:p/>
        </draw:connector>
        <draw:connector draw:style-name="gr8" draw:text-style-name="P5" draw:layer="layout" draw:type="curve" svg:x1="11.5cm" svg:y1="16.5cm" svg:x2="15cm" svg:y2="23.5cm" draw:start-shape="id5" draw:start-glue-point="2" draw:end-shape="id6" draw:end-glue-point="0" svg:d="M11500 16500c0 5230 3500 1731 3500 7000" svg:viewBox="0 0 3501 7001">
          <text:p/>
        </draw:connector>
        <draw:connector draw:style-name="gr8" draw:text-style-name="P5" draw:layer="layout" draw:type="curve" svg:x1="12.5cm" svg:y1="16.5cm" svg:x2="16.5cm" svg:y2="19cm" draw:start-shape="id7" draw:start-glue-point="2" draw:end-shape="id8" svg:d="M12500 16500c0 1855 4000 606 4000 2500" svg:viewBox="0 0 4001 2501">
          <text:p/>
        </draw:connector>
        <draw:custom-shape draw:style-name="gr10" draw:text-style-name="P5" xml:id="id9" draw:id="id9" draw:layer="layout" svg:width="1cm" svg:height="1cm" svg:x="10cm" svg:y="15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cm" svg:height="1cm" svg:x="10.5cm" svg:y="15.5cm">
          <text:p text:style-name="P2"><text:span text:style-name="T5">,</text:span></text:p>
          <draw:enhanced-geometry svg:viewBox="0 0 21600 21600" draw:type="rectangle" draw:enhanced-path="M 0 0 L 21600 0 21600 21600 0 21600 0 0 Z N"/>
        </draw:custom-shape>
        <draw:custom-shape draw:style-name="gr7" draw:text-style-name="P9" xml:id="id10" draw:id="id10" draw:layer="layout" svg:width="7.5cm" svg:height="1cm" svg:x="6.8cm" svg:y="25.5cm">
          <text:p text:style-name="P2"><text:span text:style-name="T5">'Nitori'</text:span>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draw:type="curve" svg:x1="10.5cm" svg:y1="16.5cm" svg:x2="10.55cm" svg:y2="25.5cm" draw:start-shape="id9" draw:start-glue-point="2" draw:end-shape="id10" draw:end-glue-point="0" svg:d="M10500 16500c0 6730 50 2231 50 9000" svg:viewBox="0 0 51 9001">
          <text:p/>
        </draw:connector>
      </draw:page>
      <draw:page draw:name="page9" draw:style-name="dp1" draw:master-page-name="Oletus">
        <draw:frame draw:style-name="gr11" draw:text-style-name="P2" draw:layer="layout" svg:width="11.2cm" svg:height="6.7cm" svg:x="0.4cm" svg:y="7.4cm">
          <draw:image xlink:href="Pictures/10000201000001A7000000FD6E488814FAD429E2.png" xlink:type="simple" xlink:show="embed" xlink:actuate="onLoad">
            <text:p/>
          </draw:image>
        </draw:frame>
        <draw:custom-shape draw:style-name="gr12" draw:text-style-name="P5" draw:layer="layout" svg:width="1cm" svg:height="1cm" svg:x="4.5cm" svg:y="27.5cm">
          <text:p/>
          <draw:enhanced-geometry svg:viewBox="0 0 21600 21600" draw:type="rectangle" draw:enhanced-path="M 0 0 L 21600 0 21600 21600 0 21600 0 0 Z N"/>
        </draw:custom-shape>
      </draw:page>
      <draw:page draw:name="page10" draw:style-name="dp1" draw:master-page-name="Oletus">
        <draw:custom-shape draw:style-name="gr6" draw:text-style-name="P8" draw:layer="layout" svg:width="8.5cm" svg:height="3cm" svg:x="1cm" svg:y="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cm" svg:height="1cm" svg:x="1.5cm" svg:y="1.5cm">
          <text:p text:style-name="P2"><text:span text:style-name="T5">a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cm" svg:height="1cm" svg:x="1.5cm" svg:y="2.5cm">
          <text:p text:style-name="P2"><text:span text:style-name="T5">b</text:span></text:p>
          <draw:enhanced-geometry svg:viewBox="0 0 21600 21600" draw:type="rectangle" draw:enhanced-path="M 0 0 L 21600 0 21600 21600 0 21600 0 0 Z N"/>
        </draw:custom-shape>
        <draw:line draw:style-name="gr8" draw:text-style-name="P10" draw:layer="layout" svg:x1="2.5cm" svg:y1="2cm" svg:x2="4.5cm" svg:y2="2cm">
          <text:p/>
        </draw:line>
        <draw:line draw:style-name="gr8" draw:text-style-name="P10" draw:layer="layout" svg:x1="2.5cm" svg:y1="3cm" svg:x2="4.5cm" svg:y2="2cm">
          <text:p/>
        </draw:line>
        <draw:custom-shape draw:style-name="gr7" draw:text-style-name="P9" draw:layer="layout" svg:width="5cm" svg:height="1cm" svg:x="4.5cm" svg:y="1.5cm">
          <text:p text:style-name="P2"><text:span text:style-name="T5">[1,2,3]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8.5cm" svg:height="3.5cm" svg:x="1cm" svg:y="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cm" svg:height="1cm" svg:x="1.5cm" svg:y="5.5cm">
          <text:p text:style-name="P2"><text:span text:style-name="T5">a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cm" svg:height="1cm" svg:x="1.5cm" svg:y="7cm">
          <text:p text:style-name="P2"><text:span text:style-name="T5">b</text:span></text:p>
          <draw:enhanced-geometry svg:viewBox="0 0 21600 21600" draw:type="rectangle" draw:enhanced-path="M 0 0 L 21600 0 21600 21600 0 21600 0 0 Z N"/>
        </draw:custom-shape>
        <draw:line draw:style-name="gr8" draw:text-style-name="P10" draw:layer="layout" svg:x1="2.5cm" svg:y1="6cm" svg:x2="4.5cm" svg:y2="6cm">
          <text:p/>
        </draw:line>
        <draw:line draw:style-name="gr8" draw:text-style-name="P10" draw:layer="layout" svg:x1="2.5cm" svg:y1="7.5cm" svg:x2="4.5cm" svg:y2="7.5cm">
          <text:p/>
        </draw:line>
        <draw:custom-shape draw:style-name="gr7" draw:text-style-name="P9" draw:layer="layout" svg:width="5cm" svg:height="1cm" svg:x="4.5cm" svg:y="5.5cm">
          <text:p text:style-name="P2"><text:span text:style-name="T5">[1,2,3]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5cm" svg:height="1cm" svg:x="4.5cm" svg:y="7cm">
          <text:p text:style-name="P2"><text:span text:style-name="T5">[1,2,3]</text:span></text:p>
          <draw:enhanced-geometry svg:viewBox="0 0 21600 21600" draw:type="rectangle" draw:enhanced-path="M 0 0 L 21600 0 21600 21600 0 21600 0 0 Z N"/>
        </draw:custom-shape>
      </draw:page>
      <draw:page draw:name="page11" draw:style-name="dp1" draw:master-page-name="Oletus">
        <draw:custom-shape draw:style-name="gr13" draw:text-style-name="P8" draw:layer="layout" svg:width="12cm" svg:height="9.5cm" svg:x="2.5cm" svg:y="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4" draw:layer="layout" svg:width="4cm" svg:height="1cm" svg:x="6.5cm" svg:y="1.5cm">
          <text:p text:style-name="P2"><text:span text:style-name="T7">Iterables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10cm" svg:height="3.5cm" svg:x="3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4cm" svg:height="1cm" svg:x="6cm" svg:y="7cm">
          <text:p text:style-name="P2"><text:span text:style-name="T7">Iterators</text:span></text:p>
          <draw:enhanced-geometry svg:viewBox="0 0 21600 21600" draw:type="rectangle" draw:enhanced-path="M 0 0 L 21600 0 21600 21600 0 21600 0 0 Z N"/>
        </draw:custom-shape>
        <draw:frame draw:style-name="gr14" draw:text-style-name="P15" draw:layer="layout" svg:width="9.481cm" svg:height="1.081cm" svg:x="3.5cm" svg:y="8.1cm">
          <draw:text-box>
            <text:p><text:span text:style-name="T8">open('test.txt', 'r')</text:span></text:p>
          </draw:text-box>
        </draw:frame>
        <draw:frame draw:style-name="gr15" draw:text-style-name="P15" draw:layer="layout" svg:width="8.198cm" svg:height="1.081cm" svg:x="3.302cm" svg:y="9.519cm">
          <draw:text-box>
            <text:p><text:span text:style-name="T8">enumerate('hello')</text:span></text:p>
          </draw:text-box>
        </draw:frame>
        <draw:frame draw:style-name="gr16" draw:text-style-name="P15" draw:layer="layout" svg:width="6.916cm" svg:height="1.081cm" svg:x="3.019cm" svg:y="3.419cm">
          <draw:text-box>
            <text:p><text:span text:style-name="T8">['a', 'b', 'c']</text:span></text:p>
          </draw:text-box>
        </draw:frame>
        <draw:frame draw:style-name="gr17" draw:text-style-name="P15" draw:layer="layout" svg:width="7.343cm" svg:height="1.081cm" svg:x="4cm" svg:y="5.419cm">
          <draw:text-box>
            <text:p><text:span text:style-name="T8">{'a': 1, 'b': 2}</text:span></text:p>
          </draw:text-box>
        </draw:frame>
        <draw:frame draw:style-name="gr18" draw:text-style-name="P15" draw:layer="layout" svg:width="3.495cm" svg:height="1.081cm" svg:x="11.005cm" svg:y="3.919cm">
          <draw:text-box>
            <text:p><text:span text:style-name="T8">'hello'</text:span></text:p>
          </draw:text-box>
        </draw:frame>
        <draw:custom-shape draw:style-name="gr19" draw:text-style-name="P8" draw:layer="layout" svg:width="12cm" svg:height="8.5cm" svg:x="2.5cm" svg:y="1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4cm" svg:height="1cm" svg:x="6.5cm" svg:y="15.5cm">
          <text:p text:style-name="P2"><text:span text:style-name="T7">Iterables</text:span></text:p>
          <draw:enhanced-geometry svg:viewBox="0 0 21600 21600" draw:type="rectangle" draw:enhanced-path="M 0 0 L 21600 0 21600 21600 0 21600 0 0 Z N"/>
        </draw:custom-shape>
        <draw:custom-shape draw:style-name="gr21" draw:text-style-name="P8" draw:layer="layout" svg:width="10cm" svg:height="4.5cm" svg:x="3cm" svg:y="1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4" draw:layer="layout" svg:width="4cm" svg:height="1cm" svg:x="6cm" svg:y="19cm">
          <text:p text:style-name="P2"><text:span text:style-name="T7">Iterators</text:span></text:p>
          <draw:enhanced-geometry svg:viewBox="0 0 21600 21600" draw:type="rectangle" draw:enhanced-path="M 0 0 L 21600 0 21600 21600 0 21600 0 0 Z N"/>
        </draw:custom-shape>
        <draw:frame draw:style-name="gr15" draw:text-style-name="P15" draw:layer="layout" svg:width="8.198cm" svg:height="1.081cm" svg:x="3.302cm" svg:y="19.919cm">
          <draw:text-box>
            <text:p><text:span text:style-name="T8">enumerate('hello')</text:span></text:p>
          </draw:text-box>
        </draw:frame>
        <draw:frame draw:style-name="gr16" draw:text-style-name="P15" draw:layer="layout" svg:width="6.916cm" svg:height="1.081cm" svg:x="3.019cm" svg:y="17.419cm">
          <draw:text-box>
            <text:p><text:span text:style-name="T8">['a', 'b', 'c']</text:span></text:p>
          </draw:text-box>
        </draw:frame>
        <draw:frame draw:style-name="gr18" draw:text-style-name="P15" draw:layer="layout" svg:width="3.495cm" svg:height="1.081cm" svg:x="10.005cm" svg:y="16.919cm">
          <draw:text-box>
            <text:p><text:span text:style-name="T8">'hello'</text:span></text:p>
          </draw:text-box>
        </draw:frame>
        <draw:custom-shape draw:style-name="gr22" draw:text-style-name="P8" draw:layer="layout" svg:width="8.5cm" svg:height="1.962cm" svg:x="4cm" svg:y="21.5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4" draw:layer="layout" svg:width="4.5cm" svg:height="1cm" svg:x="6cm" svg:y="21.038cm">
          <text:p text:style-name="P2"><text:span text:style-name="T7">Generators</text:span></text:p>
          <draw:enhanced-geometry svg:viewBox="0 0 21600 21600" draw:type="rectangle" draw:enhanced-path="M 0 0 L 21600 0 21600 21600 0 21600 0 0 Z N"/>
        </draw:custom-shape>
        <draw:frame draw:style-name="gr24" draw:text-style-name="P15" draw:layer="layout" svg:width="6.198cm" svg:height="1.081cm" svg:x="6.502cm" svg:y="22.02cm">
          <draw:text-box>
            <text:p><text:span text:style-name="T8">thingy()</text:span></text:p>
          </draw:text-box>
        </draw:frame>
      </draw:page>
      <draw:page draw:name="page12" draw:style-name="dp1" draw:master-page-name="Oletus">
        <draw:polygon draw:style-name="gr25" draw:text-style-name="P16" draw:layer="layout" svg:width="0.499cm" svg:height="0.937cm" svg:x="4.5cm" svg:y="16.1cm" svg:viewBox="0 0 500 938" draw:points="0,0 500,0 500,688 375,500 313,938 250,563 188,875 125,375 0,688">
          <text:p/>
        </draw:polygon>
        <draw:polygon draw:style-name="gr25" draw:text-style-name="P16" draw:layer="layout" svg:width="0.499cm" svg:height="0.937cm" svg:x="5cm" svg:y="16.1cm" svg:viewBox="0 0 500 938" draw:points="0,0 500,0 500,688 375,500 313,938 250,563 188,875 125,375 0,688">
          <text:p/>
        </draw:polygon>
        <draw:polygon draw:style-name="gr25" draw:text-style-name="P16" draw:layer="layout" svg:width="0.499cm" svg:height="0.937cm" svg:x="6cm" svg:y="16.1cm" svg:viewBox="0 0 500 938" draw:points="0,0 500,0 500,688 375,500 313,938 250,563 188,875 125,375 0,688">
          <text:p/>
        </draw:polygon>
        <draw:polygon draw:style-name="gr25" draw:text-style-name="P16" draw:layer="layout" svg:width="0.499cm" svg:height="0.937cm" svg:x="5.5cm" svg:y="16.1cm" svg:viewBox="0 0 500 938" draw:points="0,0 500,0 500,688 375,500 313,938 250,563 188,875 125,375 0,688">
          <text:p/>
        </draw:polygon>
        <draw:polygon draw:style-name="gr25" draw:text-style-name="P16" draw:layer="layout" svg:width="0.499cm" svg:height="0.937cm" svg:x="6.5cm" svg:y="16.1cm" svg:viewBox="0 0 500 938" draw:points="0,0 500,0 500,688 375,500 313,938 250,563 188,875 125,375 0,688">
          <text:p/>
        </draw:polygon>
        <draw:polygon draw:style-name="gr25" draw:text-style-name="P16" draw:layer="layout" svg:width="0.499cm" svg:height="0.937cm" svg:x="7cm" svg:y="16.1cm" svg:viewBox="0 0 500 938" draw:points="0,0 500,0 500,688 375,500 313,938 250,563 188,875 125,375 0,688">
          <text:p/>
        </draw:polygon>
        <draw:polygon draw:style-name="gr25" draw:text-style-name="P16" draw:layer="layout" svg:width="0.499cm" svg:height="0.937cm" svg:x="8cm" svg:y="16.1cm" svg:viewBox="0 0 500 938" draw:points="0,0 500,0 500,688 375,500 313,938 250,563 188,875 125,375 0,688">
          <text:p/>
        </draw:polygon>
        <draw:polygon draw:style-name="gr25" draw:text-style-name="P16" draw:layer="layout" svg:width="0.499cm" svg:height="0.937cm" svg:x="7.5cm" svg:y="16.1cm" svg:viewBox="0 0 500 938" draw:points="0,0 500,0 500,688 375,500 313,938 250,563 188,875 125,375 0,688">
          <text:p/>
        </draw:polygon>
        <draw:polygon draw:style-name="gr25" draw:text-style-name="P16" draw:layer="layout" svg:width="0.499cm" svg:height="0.937cm" svg:x="8.5cm" svg:y="16.1cm" svg:viewBox="0 0 500 938" draw:points="0,0 500,0 500,688 375,500 313,938 250,563 188,875 125,375 0,688">
          <text:p/>
        </draw:polygon>
        <draw:polygon draw:style-name="gr25" draw:text-style-name="P16" draw:layer="layout" svg:width="0.499cm" svg:height="0.937cm" svg:x="4.5cm" svg:y="18.1cm" svg:viewBox="0 0 500 938" draw:points="0,0 500,0 500,688 375,500 313,938 250,563 188,875 125,375 0,688">
          <text:p/>
        </draw:polygon>
        <draw:polygon draw:style-name="gr25" draw:text-style-name="P16" draw:layer="layout" svg:width="0.499cm" svg:height="0.937cm" svg:x="5cm" svg:y="18.1cm" svg:viewBox="0 0 500 938" draw:points="0,0 500,0 500,688 375,500 313,938 250,563 188,875 125,375 0,688">
          <text:p/>
        </draw:polygon>
        <draw:polygon draw:style-name="gr25" draw:text-style-name="P16" draw:layer="layout" svg:width="0.499cm" svg:height="0.937cm" svg:x="6cm" svg:y="18.1cm" svg:viewBox="0 0 500 938" draw:points="0,0 500,0 500,688 375,500 313,938 250,563 188,875 125,375 0,688">
          <text:p/>
        </draw:polygon>
        <draw:polygon draw:style-name="gr25" draw:text-style-name="P16" draw:layer="layout" svg:width="0.499cm" svg:height="0.937cm" svg:x="5.5cm" svg:y="18.1cm" svg:viewBox="0 0 500 938" draw:points="0,0 500,0 500,688 375,500 313,938 250,563 188,875 125,375 0,688">
          <text:p/>
        </draw:polygon>
        <draw:polygon draw:style-name="gr25" draw:text-style-name="P16" draw:layer="layout" svg:width="0.499cm" svg:height="0.937cm" svg:x="6.5cm" svg:y="18.1cm" svg:viewBox="0 0 500 938" draw:points="0,0 500,0 500,688 375,500 313,938 250,563 188,875 125,375 0,688">
          <text:p/>
        </draw:polygon>
        <draw:polygon draw:style-name="gr25" draw:text-style-name="P16" draw:layer="layout" svg:width="0.499cm" svg:height="0.937cm" svg:x="7cm" svg:y="18.1cm" svg:viewBox="0 0 500 938" draw:points="0,0 500,0 500,688 375,500 313,938 250,563 188,875 125,375 0,688">
          <text:p/>
        </draw:polygon>
        <draw:polygon draw:style-name="gr25" draw:text-style-name="P16" draw:layer="layout" svg:width="0.499cm" svg:height="0.937cm" svg:x="8cm" svg:y="18.1cm" svg:viewBox="0 0 500 938" draw:points="0,0 500,0 500,688 375,500 313,938 250,563 188,875 125,375 0,688">
          <text:p/>
        </draw:polygon>
        <draw:polygon draw:style-name="gr25" draw:text-style-name="P16" draw:layer="layout" svg:width="0.499cm" svg:height="0.937cm" svg:x="7.5cm" svg:y="18.1cm" svg:viewBox="0 0 500 938" draw:points="0,0 500,0 500,688 375,500 313,938 250,563 188,875 125,375 0,688">
          <text:p/>
        </draw:polygon>
        <draw:polygon draw:style-name="gr25" draw:text-style-name="P16" draw:layer="layout" svg:width="0.499cm" svg:height="0.937cm" svg:x="8.5cm" svg:y="18.1cm" svg:viewBox="0 0 500 938" draw:points="0,0 500,0 500,688 375,500 313,938 250,563 188,875 125,375 0,688">
          <text:p/>
        </draw:polygon>
        <draw:polygon draw:style-name="gr25" draw:text-style-name="P16" draw:layer="layout" svg:width="0.499cm" svg:height="0.937cm" svg:x="4.5cm" svg:y="14.1cm" svg:viewBox="0 0 500 938" draw:points="0,0 500,0 500,688 375,500 313,938 250,563 188,875 125,375 0,688">
          <text:p/>
        </draw:polygon>
        <draw:polygon draw:style-name="gr25" draw:text-style-name="P16" draw:layer="layout" svg:width="0.499cm" svg:height="0.937cm" svg:x="5cm" svg:y="14.1cm" svg:viewBox="0 0 500 938" draw:points="0,0 500,0 500,688 375,500 313,938 250,563 188,875 125,375 0,688">
          <text:p/>
        </draw:polygon>
        <draw:polygon draw:style-name="gr25" draw:text-style-name="P16" draw:layer="layout" svg:width="0.499cm" svg:height="0.937cm" svg:x="6cm" svg:y="14.1cm" svg:viewBox="0 0 500 938" draw:points="0,0 500,0 500,688 375,500 313,938 250,563 188,875 125,375 0,688">
          <text:p/>
        </draw:polygon>
        <draw:polygon draw:style-name="gr25" draw:text-style-name="P16" draw:layer="layout" svg:width="0.499cm" svg:height="0.937cm" svg:x="5.5cm" svg:y="14.1cm" svg:viewBox="0 0 500 938" draw:points="0,0 500,0 500,688 375,500 313,938 250,563 188,875 125,375 0,688">
          <text:p/>
        </draw:polygon>
        <draw:polygon draw:style-name="gr25" draw:text-style-name="P16" draw:layer="layout" svg:width="0.499cm" svg:height="0.937cm" svg:x="6.5cm" svg:y="14.1cm" svg:viewBox="0 0 500 938" draw:points="0,0 500,0 500,688 375,500 313,938 250,563 188,875 125,375 0,688">
          <text:p/>
        </draw:polygon>
        <draw:polygon draw:style-name="gr25" draw:text-style-name="P16" draw:layer="layout" svg:width="0.499cm" svg:height="0.937cm" svg:x="7cm" svg:y="14.1cm" svg:viewBox="0 0 500 938" draw:points="0,0 500,0 500,688 375,500 313,938 250,563 188,875 125,375 0,688">
          <text:p/>
        </draw:polygon>
        <draw:polygon draw:style-name="gr25" draw:text-style-name="P16" draw:layer="layout" svg:width="0.499cm" svg:height="0.937cm" svg:x="8cm" svg:y="14.1cm" svg:viewBox="0 0 500 938" draw:points="0,0 500,0 500,688 375,500 313,938 250,563 188,875 125,375 0,688">
          <text:p/>
        </draw:polygon>
        <draw:polygon draw:style-name="gr25" draw:text-style-name="P16" draw:layer="layout" svg:width="0.499cm" svg:height="0.937cm" svg:x="7.5cm" svg:y="14.1cm" svg:viewBox="0 0 500 938" draw:points="0,0 500,0 500,688 375,500 313,938 250,563 188,875 125,375 0,688">
          <text:p/>
        </draw:polygon>
        <draw:polygon draw:style-name="gr25" draw:text-style-name="P16" draw:layer="layout" svg:width="0.499cm" svg:height="0.937cm" svg:x="8.5cm" svg:y="14.1cm" svg:viewBox="0 0 500 938" draw:points="0,0 500,0 500,688 375,500 313,938 250,563 188,875 125,375 0,688">
          <text:p/>
        </draw:polygon>
        <draw:frame draw:style-name="gr26" draw:text-style-name="P17" draw:layer="layout" svg:width="14.87cm" svg:height="8.139cm" svg:x="2.63cm" svg:y="11.889cm">
          <draw:text-box>
            <text:p><text:span text:style-name="T9">def printygen():</text:span></text:p>
            <text:p><text:span text:style-name="T9"><text:s text:c="4"/></text:span><text:span text:style-name="T9">print("starting")</text:span></text:p>
            <text:p><text:span text:style-name="T9"><text:s text:c="4"/></text:span><text:span text:style-name="T9">yield 1</text:span></text:p>
            <text:p><text:span text:style-name="T9"><text:s text:c="4"/></text:span><text:span text:style-name="T9">print("between 1 and 2")</text:span></text:p>
            <text:p><text:span text:style-name="T9"><text:s text:c="4"/></text:span><text:span text:style-name="T9">yield 2</text:span></text:p>
            <text:p><text:span text:style-name="T9"><text:s text:c="4"/></text:span><text:span text:style-name="T9">print("between 2 and 3")</text:span></text:p>
            <text:p><text:span text:style-name="T9"><text:s text:c="4"/></text:span><text:span text:style-name="T9">yield 3</text:span></text:p>
            <text:p><text:span text:style-name="T9"><text:s text:c="4"/></text:span><text:span text:style-name="T9">print("end")</text:span></text:p>
          </draw:text-box>
        </draw:frame>
        <draw:polygon draw:style-name="gr27" draw:text-style-name="P2" draw:layer="layout" svg:width="3.999cm" svg:height="7.499cm" svg:x="14cm" svg:y="21.5cm" svg:viewBox="0 0 4000 7500" draw:points="0,0 4000,0 4000,5500 3000,4000 2500,7500 2000,4500 1500,7000 1000,3000 0,5500">
          <text:p/>
        </draw:polygon>
        <draw:frame draw:style-name="gr28" draw:text-style-name="P19" draw:layer="layout" svg:width="3cm" svg:height="1cm" svg:x="1.5cm" svg:y="14cm">
          <draw:text-box>
            <text:p text:style-name="P18"><text:span text:style-name="T10">freeze</text:span></text:p>
          </draw:text-box>
        </draw:frame>
        <draw:frame draw:style-name="gr28" draw:text-style-name="P19" draw:layer="layout" svg:width="3cm" svg:height="1cm" svg:x="1.5cm" svg:y="16cm">
          <draw:text-box>
            <text:p text:style-name="P18"><text:span text:style-name="T10">freeze</text:span></text:p>
          </draw:text-box>
        </draw:frame>
        <draw:frame draw:style-name="gr28" draw:text-style-name="P19" draw:layer="layout" svg:width="3cm" svg:height="1cm" svg:x="1.5cm" svg:y="18cm">
          <draw:text-box>
            <text:p text:style-name="P18"><text:span text:style-name="T10">freeze</text:span></text:p>
          </draw:text-box>
        </draw:frame>
        <draw:frame draw:style-name="gr28" draw:text-style-name="P20" draw:layer="layout" svg:width="3.5cm" svg:height="1cm" svg:x="1cm" svg:y="19cm">
          <draw:text-box>
            <text:p text:style-name="P18"><text:span text:style-name="T11">melt</text:span></text:p>
          </draw:text-box>
        </draw:frame>
        <draw:frame draw:style-name="gr28" draw:text-style-name="P20" draw:layer="layout" svg:width="3.5cm" svg:height="1cm" svg:x="1cm" svg:y="17cm">
          <draw:text-box>
            <text:p text:style-name="P18"><text:span text:style-name="T11">melt</text:span></text:p>
          </draw:text-box>
        </draw:frame>
        <draw:frame draw:style-name="gr28" draw:text-style-name="P20" draw:layer="layout" svg:width="3.5cm" svg:height="1cm" svg:x="1cm" svg:y="15cm">
          <draw:text-box>
            <text:p text:style-name="P18"><text:span text:style-name="T11">mel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asdf" draw:style="axial" draw:start-color="#ccccff" draw:end-color="#729fcf" draw:start-intensity="100%" draw:end-intensity="100%" draw:angle="7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i_20_ilman_20_täyttöä_20_ja_20_viivaa" style:display-name="Objekti ilman täyttöä ja viiva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Oletu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7T09:01:29.540242921</meta:creation-date>
    <dc:date>2019-05-09T22:00:15.186091361</dc:date>
    <meta:editing-duration>PT10H19M43S</meta:editing-duration>
    <meta:editing-cycles>63</meta:editing-cycles>
    <meta:generator>LibreOffice/5.2.7.2$Linux_X86_64 LibreOffice_project/20m0$Build-2</meta:generator>
    <meta:document-statistic meta:object-count="395"/>
  </office:meta>
</office:document-meta>
</file>